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onsolas" svg:font-family="Consolas" style:font-family-generic="modern" style:font-pitch="fixed" svg:panose-1="2 11 6 9 2 2 4 3 2 4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</style:style>
    <style:style style:name="P3" style:parent-style-name="Normal" style:family="paragraph">
      <style:text-properties fo:font-weight="bold" style:font-weight-asian="bold" style:font-weight-complex="bold"/>
    </style:style>
    <style:style style:name="P4" style:parent-style-name="Normal" style:list-style-name="LFO1" style:family="paragraph"/>
    <style:style style:name="T5" style:parent-style-name="DefaultParagraphFont" style:family="text">
      <style:text-properties fo:font-weight="bold" style:font-weight-asian="bold" style:font-weight-complex="bold"/>
    </style:style>
    <style:style style:name="P6" style:parent-style-name="Normal" style:list-style-name="LFO1" style:family="paragraph"/>
    <style:style style:name="T7" style:parent-style-name="DefaultParagraphFont" style:family="text">
      <style:text-properties fo:font-weight="bold" style:font-weight-asian="bold" style:font-weight-complex="bold"/>
    </style:style>
    <style:style style:name="P8" style:parent-style-name="Normal" style:list-style-name="LFO1" style:family="paragraph"/>
    <style:style style:name="T9" style:parent-style-name="DefaultParagraphFont" style:family="text">
      <style:text-properties fo:font-weight="bold" style:font-weight-asian="bold" style:font-weight-complex="bold"/>
    </style:style>
    <style:style style:name="P10" style:parent-style-name="Normal" style:list-style-name="LFO1" style:family="paragraph"/>
    <style:style style:name="T11" style:parent-style-name="DefaultParagraphFont" style:family="text">
      <style:text-properties fo:font-weight="bold" style:font-weight-asian="bold" style:font-weight-complex="bold"/>
    </style:style>
    <style:style style:name="P12" style:parent-style-name="Normal" style:list-style-name="LFO1" style:family="paragraph"/>
    <style:style style:name="T13" style:parent-style-name="DefaultParagraphFont" style:family="text">
      <style:text-properties fo:font-weight="bold" style:font-weight-asian="bold" style:font-weight-complex="bold"/>
    </style:style>
    <style:style style:name="P14" style:parent-style-name="Normal" style:list-style-name="LFO1" style:family="paragraph"/>
    <style:style style:name="T15" style:parent-style-name="DefaultParagraphFont" style:family="text">
      <style:text-properties fo:font-weight="bold" style:font-weight-asian="bold" style:font-weight-complex="bold"/>
    </style:style>
    <style:style style:name="P16" style:parent-style-name="Normal" style:list-style-name="LFO1" style:family="paragraph"/>
    <style:style style:name="T17" style:parent-style-name="DefaultParagraphFont" style:family="text">
      <style:text-properties fo:font-weight="bold" style:font-weight-asian="bold" style:font-weight-complex="bold"/>
    </style:style>
    <style:style style:name="P18" style:parent-style-name="Normal" style:list-style-name="LFO1" style:family="paragraph"/>
    <style:style style:name="T19" style:parent-style-name="DefaultParagraphFont" style:family="text">
      <style:text-properties fo:font-weight="bold" style:font-weight-asian="bold" style:font-weight-complex="bold"/>
    </style:style>
    <style:style style:name="P20" style:parent-style-name="Normal" style:list-style-name="LFO1" style:family="paragraph"/>
    <style:style style:name="T21" style:parent-style-name="DefaultParagraphFont" style:family="text">
      <style:text-properties fo:font-weight="bold" style:font-weight-asian="bold" style:font-weight-complex="bold"/>
    </style:style>
    <style:style style:name="P22" style:parent-style-name="Normal" style:family="paragraph">
      <style:text-properties fo:font-weight="bold" style:font-weight-asian="bold" style:font-weight-complex="bold"/>
    </style:style>
    <style:style style:name="P23" style:parent-style-name="Normal" style:family="paragraph">
      <style:text-properties fo:font-weight="bold" style:font-weight-asian="bold" style:font-weight-complex="bold"/>
    </style:style>
    <style:style style:name="P24" style:parent-style-name="Normal" style:list-style-name="LFO2" style:family="paragraph"/>
    <style:style style:name="T25" style:parent-style-name="DefaultParagraphFont" style:family="text">
      <style:text-properties fo:font-weight="bold" style:font-weight-asian="bold" style:font-weight-complex="bold"/>
    </style:style>
    <style:style style:name="P26" style:parent-style-name="Normal" style:list-style-name="LFO2" style:family="paragraph"/>
    <style:style style:name="T27" style:parent-style-name="DefaultParagraphFont" style:family="text">
      <style:text-properties fo:font-weight="bold" style:font-weight-asian="bold" style:font-weight-complex="bold"/>
    </style:style>
    <style:style style:name="P28" style:parent-style-name="Normal" style:list-style-name="LFO2" style:family="paragraph"/>
    <style:style style:name="T29" style:parent-style-name="DefaultParagraphFont" style:family="text">
      <style:text-properties fo:font-weight="bold" style:font-weight-asian="bold" style:font-weight-complex="bold"/>
    </style:style>
    <style:style style:name="P30" style:parent-style-name="Normal" style:list-style-name="LFO2" style:family="paragraph"/>
    <style:style style:name="T31" style:parent-style-name="DefaultParagraphFont" style:family="text">
      <style:text-properties fo:font-weight="bold" style:font-weight-asian="bold" style:font-weight-complex="bold"/>
    </style:style>
    <style:style style:name="P32" style:parent-style-name="Normal" style:list-style-name="LFO2" style:family="paragraph"/>
    <style:style style:name="T33" style:parent-style-name="DefaultParagraphFont" style:family="text">
      <style:text-properties fo:font-weight="bold" style:font-weight-asian="bold" style:font-weight-complex="bold"/>
    </style:style>
    <style:style style:name="P34" style:parent-style-name="Normal" style:family="paragraph">
      <style:text-properties fo:font-weight="bold" style:font-weight-asian="bold" style:font-weight-complex="bold"/>
    </style:style>
    <style:style style:name="P35" style:parent-style-name="Normal" style:list-style-name="LFO3" style:family="paragraph"/>
    <style:style style:name="T36" style:parent-style-name="DefaultParagraphFont" style:family="text">
      <style:text-properties fo:font-weight="bold" style:font-weight-asian="bold" style:font-weight-complex="bold"/>
    </style:style>
    <style:style style:name="P37" style:parent-style-name="Normal" style:list-style-name="LFO3" style:family="paragraph"/>
    <style:style style:name="T38" style:parent-style-name="DefaultParagraphFont" style:family="text">
      <style:text-properties fo:font-weight="bold" style:font-weight-asian="bold" style:font-weight-complex="bold"/>
    </style:style>
    <style:style style:name="P39" style:parent-style-name="Normal" style:list-style-name="LFO3" style:family="paragraph"/>
    <style:style style:name="T40" style:parent-style-name="DefaultParagraphFont" style:family="text">
      <style:text-properties fo:font-weight="bold" style:font-weight-asian="bold" style:font-weight-complex="bold"/>
    </style:style>
    <style:style style:name="P41" style:parent-style-name="Normal" style:list-style-name="LFO3" style:family="paragraph"/>
    <style:style style:name="T42" style:parent-style-name="DefaultParagraphFont" style:family="text">
      <style:text-properties fo:font-weight="bold" style:font-weight-asian="bold" style:font-weight-complex="bold"/>
    </style:style>
    <style:style style:name="P43" style:parent-style-name="Normal" style:list-style-name="LFO3" style:family="paragraph"/>
    <style:style style:name="T44" style:parent-style-name="DefaultParagraphFont" style:family="text">
      <style:text-properties fo:font-weight="bold" style:font-weight-asian="bold" style:font-weight-complex="bold"/>
    </style:style>
    <style:style style:name="P45" style:parent-style-name="Normal" style:family="paragraph">
      <style:text-properties fo:font-weight="bold" style:font-weight-asian="bold" style:font-weight-complex="bold"/>
    </style:style>
    <style:style style:name="P46" style:parent-style-name="Normal" style:family="paragraph">
      <style:text-properties fo:font-weight="bold" style:font-weight-asian="bold" style:font-weight-complex="bold"/>
    </style:style>
    <style:style style:name="P47" style:parent-style-name="Normal" style:list-style-name="LFO4" style:family="paragraph"/>
    <style:style style:name="T48" style:parent-style-name="DefaultParagraphFont" style:family="text">
      <style:text-properties fo:font-weight="bold" style:font-weight-asian="bold" style:font-weight-complex="bold"/>
    </style:style>
    <style:style style:name="P49" style:parent-style-name="Normal" style:list-style-name="LFO4" style:family="paragraph"/>
    <style:style style:name="T50" style:parent-style-name="DefaultParagraphFont" style:family="text">
      <style:text-properties fo:font-weight="bold" style:font-weight-asian="bold" style:font-weight-complex="bold"/>
    </style:style>
    <style:style style:name="P51" style:parent-style-name="Normal" style:list-style-name="LFO4" style:family="paragraph"/>
    <style:style style:name="T52" style:parent-style-name="DefaultParagraphFont" style:family="text">
      <style:text-properties fo:font-weight="bold" style:font-weight-asian="bold" style:font-weight-complex="bold"/>
    </style:style>
    <style:style style:name="T53" style:parent-style-name="DefaultParagraphFont" style:family="text">
      <style:text-properties fo:font-weight="bold" style:font-weight-asian="bold" style:font-weight-complex="bold"/>
    </style:style>
    <style:style style:name="P54" style:parent-style-name="Normal" style:list-style-name="LFO4" style:family="paragraph"/>
    <style:style style:name="T55" style:parent-style-name="DefaultParagraphFont" style:family="text">
      <style:text-properties fo:font-weight="bold" style:font-weight-asian="bold" style:font-weight-complex="bold"/>
    </style:style>
    <style:style style:name="T56" style:parent-style-name="DefaultParagraphFont" style:family="text">
      <style:text-properties fo:font-weight="bold" style:font-weight-asian="bold" style:font-weight-complex="bold"/>
    </style:style>
    <style:style style:name="P57" style:parent-style-name="Normal" style:list-style-name="LFO4" style:family="paragraph"/>
    <style:style style:name="T58" style:parent-style-name="DefaultParagraphFont" style:family="text">
      <style:text-properties fo:font-weight="bold" style:font-weight-asian="bold" style:font-weight-complex="bold"/>
    </style:style>
    <style:style style:name="T59" style:parent-style-name="DefaultParagraphFont" style:family="text">
      <style:text-properties fo:font-weight="bold" style:font-weight-asian="bold" style:font-weight-complex="bold"/>
    </style:style>
    <style:style style:name="P60" style:parent-style-name="Normal" style:list-style-name="LFO4" style:family="paragraph"/>
    <style:style style:name="T61" style:parent-style-name="DefaultParagraphFont" style:family="text">
      <style:text-properties fo:font-weight="bold" style:font-weight-asian="bold" style:font-weight-complex="bold"/>
    </style:style>
    <style:style style:name="P62" style:parent-style-name="Normal" style:list-style-name="LFO4" style:family="paragraph"/>
    <style:style style:name="T63" style:parent-style-name="DefaultParagraphFont" style:family="text">
      <style:text-properties fo:font-weight="bold" style:font-weight-asian="bold" style:font-weight-complex="bold"/>
    </style:style>
    <style:style style:name="P64" style:parent-style-name="Normal" style:family="paragraph">
      <style:text-properties fo:font-weight="bold" style:font-weight-asian="bold" style:font-weight-complex="bold"/>
    </style:style>
    <style:style style:name="P65" style:parent-style-name="Normal" style:list-style-name="LFO5" style:family="paragraph"/>
    <style:style style:name="T66" style:parent-style-name="DefaultParagraphFont" style:family="text">
      <style:text-properties fo:font-weight="bold" style:font-weight-asian="bold" style:font-weight-complex="bold"/>
    </style:style>
    <style:style style:name="P67" style:parent-style-name="Normal" style:list-style-name="LFO5" style:family="paragraph"/>
    <style:style style:name="T68" style:parent-style-name="DefaultParagraphFont" style:family="text">
      <style:text-properties fo:font-weight="bold" style:font-weight-asian="bold" style:font-weight-complex="bold"/>
    </style:style>
    <style:style style:name="P69" style:parent-style-name="Normal" style:list-style-name="LFO5" style:family="paragraph"/>
    <style:style style:name="T70" style:parent-style-name="DefaultParagraphFont" style:family="text">
      <style:text-properties fo:font-weight="bold" style:font-weight-asian="bold" style:font-weight-complex="bold"/>
    </style:style>
    <style:style style:name="P71" style:parent-style-name="Normal" style:list-style-name="LFO5" style:family="paragraph"/>
    <style:style style:name="T72" style:parent-style-name="DefaultParagraphFont" style:family="text">
      <style:text-properties fo:font-weight="bold" style:font-weight-asian="bold" style:font-weight-complex="bold"/>
    </style:style>
    <style:style style:name="T73" style:parent-style-name="DefaultParagraphFont" style:family="text">
      <style:text-properties fo:font-weight="bold" style:font-weight-asian="bold" style:font-weight-complex="bold"/>
    </style:style>
    <style:style style:name="P74" style:parent-style-name="Normal" style:list-style-name="LFO5" style:family="paragraph"/>
    <style:style style:name="T75" style:parent-style-name="DefaultParagraphFont" style:family="text">
      <style:text-properties fo:font-weight="bold" style:font-weight-asian="bold" style:font-weight-complex="bold"/>
    </style:style>
    <style:style style:name="T76" style:parent-style-name="DefaultParagraphFont" style:family="text">
      <style:text-properties fo:font-weight="bold" style:font-weight-asian="bold" style:font-weight-complex="bold"/>
    </style:style>
    <style:style style:name="P77" style:parent-style-name="Normal" style:list-style-name="LFO5" style:family="paragraph"/>
    <style:style style:name="T78" style:parent-style-name="DefaultParagraphFont" style:family="text">
      <style:text-properties fo:font-weight="bold" style:font-weight-asian="bold" style:font-weight-complex="bold"/>
    </style:style>
    <style:style style:name="T79" style:parent-style-name="DefaultParagraphFont" style:family="text">
      <style:text-properties fo:font-weight="bold" style:font-weight-asian="bold" style:font-weight-complex="bold"/>
    </style:style>
    <style:style style:name="P80" style:parent-style-name="Normal" style:list-style-name="LFO5" style:family="paragraph"/>
    <style:style style:name="T81" style:parent-style-name="DefaultParagraphFont" style:family="text">
      <style:text-properties fo:font-weight="bold" style:font-weight-asian="bold" style:font-weight-complex="bold"/>
    </style:style>
    <style:style style:name="T82" style:parent-style-name="DefaultParagraphFont" style:family="text">
      <style:text-properties fo:font-weight="bold" style:font-weight-asian="bold" style:font-weight-complex="bold"/>
    </style:style>
    <style:style style:name="P83" style:parent-style-name="Normal" style:list-style-name="LFO5" style:family="paragraph"/>
    <style:style style:name="T84" style:parent-style-name="DefaultParagraphFont" style:family="text">
      <style:text-properties fo:font-weight="bold" style:font-weight-asian="bold" style:font-weight-complex="bold"/>
    </style:style>
    <style:style style:name="P85" style:parent-style-name="Normal" style:list-style-name="LFO5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</style:style>
    <style:style style:name="T86" style:parent-style-name="DefaultParagraphFont" style:family="text">
      <style:text-properties fo:font-weight="bold" style:font-weight-asian="bold" style:font-weight-complex="bold"/>
    </style:style>
    <style:style style:name="P87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</style:style>
    <style:style style:name="P8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8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P9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P9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9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0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0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0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0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0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6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10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8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0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0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11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2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1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4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11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6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1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1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1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2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2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2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2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5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2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2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8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2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0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3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3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3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4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3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6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3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38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3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4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4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4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3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4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4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6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4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8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4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5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5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2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5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5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5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5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8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5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6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6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2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6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6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66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6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6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6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7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1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7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7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7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6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7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7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7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80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8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82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8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8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8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8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8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8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89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9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9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2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9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9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9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9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9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00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0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0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0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0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0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0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0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0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09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21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1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1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13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1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1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1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17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1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1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2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2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2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2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2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25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2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27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2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29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3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3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3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3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3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3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3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37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23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3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4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41" style:parent-style-name="Normal" style:family="paragraph">
      <style:text-properties fo:font-weight="bold" style:font-weight-asian="bold" style:font-weight-complex="bold"/>
    </style:style>
    <style:style style:name="P242" style:parent-style-name="Normal" style:list-style-name="LFO6" style:family="paragraph"/>
    <style:style style:name="T243" style:parent-style-name="DefaultParagraphFont" style:family="text">
      <style:text-properties fo:font-weight="bold" style:font-weight-asian="bold" style:font-weight-complex="bold"/>
    </style:style>
    <style:style style:name="P244" style:parent-style-name="Normal" style:list-style-name="LFO6" style:family="paragraph"/>
    <style:style style:name="T245" style:parent-style-name="DefaultParagraphFont" style:family="text">
      <style:text-properties fo:font-weight="bold" style:font-weight-asian="bold" style:font-weight-complex="bold"/>
    </style:style>
    <style:style style:name="P246" style:parent-style-name="Normal" style:list-style-name="LFO6" style:family="paragraph"/>
    <style:style style:name="T247" style:parent-style-name="DefaultParagraphFont" style:family="text">
      <style:text-properties fo:font-weight="bold" style:font-weight-asian="bold" style:font-weight-complex="bold"/>
    </style:style>
    <style:style style:name="P248" style:parent-style-name="Normal" style:list-style-name="LFO6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</style:style>
    <style:style style:name="T249" style:parent-style-name="DefaultParagraphFont" style:family="text">
      <style:text-properties fo:font-weight="bold" style:font-weight-asian="bold" style:font-weight-complex="bold"/>
    </style:style>
    <style:style style:name="P25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5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5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5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P25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5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56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25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5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5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60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6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6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6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64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26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6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6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6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69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27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7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7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7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74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27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7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7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7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79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28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8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8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8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8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8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8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87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28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8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9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9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9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9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9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95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29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9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9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9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0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0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0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0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0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05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30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0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0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0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1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1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1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1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1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15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31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1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1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19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32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2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2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23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32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2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2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2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2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2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3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31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33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3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3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3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3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3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3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3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4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4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4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43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34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4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4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4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4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4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5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5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52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35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5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5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5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5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5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5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6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61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36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6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64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36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66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36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6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6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70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37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72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37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7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37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7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7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7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7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8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8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8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83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38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8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8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8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88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38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9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91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39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9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39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9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39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9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9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9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0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0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0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0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0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05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40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0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0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0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1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1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41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13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41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1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41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17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41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1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20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42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2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2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2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42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26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42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42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29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43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3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3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3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3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3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3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43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38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43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44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41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44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4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44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4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44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4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44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49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45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5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45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5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45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5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5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45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5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5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60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46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6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6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64" style:parent-style-name="Normal" style:family="paragraph">
      <style:text-properties fo:font-weight="bold" style:font-weight-asian="bold" style:font-weight-complex="bold"/>
    </style:style>
    <style:style style:name="P465" style:parent-style-name="Normal" style:list-style-name="LFO7" style:family="paragraph"/>
    <style:style style:name="T466" style:parent-style-name="DefaultParagraphFont" style:family="text">
      <style:text-properties fo:font-weight="bold" style:font-weight-asian="bold" style:font-weight-complex="bold"/>
    </style:style>
    <style:style style:name="P467" style:parent-style-name="Normal" style:list-style-name="LFO7" style:family="paragraph"/>
    <style:style style:name="T468" style:parent-style-name="DefaultParagraphFont" style:family="text">
      <style:text-properties fo:font-weight="bold" style:font-weight-asian="bold" style:font-weight-complex="bold"/>
    </style:style>
    <style:style style:name="P469" style:parent-style-name="Normal" style:list-style-name="LFO7" style:family="paragraph"/>
    <style:style style:name="T470" style:parent-style-name="DefaultParagraphFont" style:family="text">
      <style:text-properties fo:font-weight="bold" style:font-weight-asian="bold" style:font-weight-complex="bold"/>
    </style:style>
    <style:style style:name="P47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47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7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7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P47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7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47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7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79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48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8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48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8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8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8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8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87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48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8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9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49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92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49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49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9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9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9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49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99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50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0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50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0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50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05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50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07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50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509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51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1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51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1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51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1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51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1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51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1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52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2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52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23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52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2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2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52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28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52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53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31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53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3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53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53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53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3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3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53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4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54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42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54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4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4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46" style:parent-style-name="Normal" style:family="paragraph">
      <style:text-properties fo:font-weight="bold" style:font-weight-asian="bold" style:font-weight-complex="bold"/>
    </style:style>
    <style:style style:name="P547" style:parent-style-name="Normal" style:list-style-name="LFO8" style:family="paragraph"/>
    <style:style style:name="T548" style:parent-style-name="DefaultParagraphFont" style:family="text">
      <style:text-properties fo:font-weight="bold" style:font-weight-asian="bold" style:font-weight-complex="bold"/>
    </style:style>
    <style:style style:name="P549" style:parent-style-name="Normal" style:list-style-name="LFO8" style:family="paragraph"/>
    <style:style style:name="T550" style:parent-style-name="DefaultParagraphFont" style:family="text">
      <style:text-properties fo:font-weight="bold" style:font-weight-asian="bold" style:font-weight-complex="bold"/>
    </style:style>
    <style:style style:name="P551" style:parent-style-name="Normal" style:list-style-name="LFO8" style:family="paragraph"/>
    <style:style style:name="T552" style:parent-style-name="DefaultParagraphFont" style:family="text">
      <style:text-properties fo:font-weight="bold" style:font-weight-asian="bold" style:font-weight-complex="bold"/>
    </style:style>
    <style:style style:name="P553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</style:style>
    <style:style style:name="P554" style:parent-style-name="Normal" style:family="paragraph">
      <style:text-properties fo:font-weight="bold" style:font-weight-asian="bold" style:font-weight-complex="bold"/>
    </style:style>
    <style:style style:name="T555" style:parent-style-name="DefaultParagraphFont" style:family="text">
      <style:text-properties fo:font-weight="bold" style:font-weight-asian="bold" style:font-weight-complex="bold"/>
    </style:style>
    <style:style style:name="P556" style:parent-style-name="Normal" style:list-style-name="LFO9" style:family="paragraph"/>
    <style:style style:name="T557" style:parent-style-name="DefaultParagraphFont" style:family="text">
      <style:text-properties fo:font-weight="bold" style:font-weight-asian="bold" style:font-weight-complex="bold"/>
    </style:style>
    <style:style style:name="P55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55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56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6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P56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6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56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56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66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56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6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56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7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57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7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57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74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57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7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7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57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7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58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8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58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83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58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8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58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87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58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89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59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59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59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9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9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9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59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9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59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99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60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0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0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03" style:parent-style-name="DefaultParagraphFont" style:family="text">
      <style:text-properties fo:font-weight="bold" style:font-weight-asian="bold" style:font-weight-complex="bold"/>
    </style:style>
    <style:style style:name="T604" style:parent-style-name="DefaultParagraphFont" style:family="text">
      <style:text-properties fo:font-weight="bold" style:font-weight-asian="bold" style:font-weight-complex="bold"/>
    </style:style>
    <style:style style:name="P605" style:parent-style-name="Normal" style:list-style-name="LFO10" style:family="paragraph"/>
    <style:style style:name="T606" style:parent-style-name="DefaultParagraphFont" style:family="text">
      <style:text-properties fo:font-weight="bold" style:font-weight-asian="bold" style:font-weight-complex="bold"/>
    </style:style>
    <style:style style:name="P60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60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60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10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P61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1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61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61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15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61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1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61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1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62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2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62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2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624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62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2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2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62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2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63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3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63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33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63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3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63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37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63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39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64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64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64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4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64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4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64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4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64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49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65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5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65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65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65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5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5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5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65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5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66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61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66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6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6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65" style:parent-style-name="Normal" style:list-style-name="LFO11" style:family="paragraph"/>
    <style:style style:name="T666" style:parent-style-name="DefaultParagraphFont" style:family="text">
      <style:text-properties fo:font-weight="bold" style:font-weight-asian="bold" style:font-weight-complex="bold"/>
    </style:style>
    <style:style style:name="T667" style:parent-style-name="DefaultParagraphFont" style:family="text">
      <style:text-properties fo:font-weight="bold" style:font-weight-asian="bold" style:font-weight-complex="bold"/>
    </style:style>
    <style:style style:name="P668" style:parent-style-name="Normal" style:list-style-name="LFO12" style:family="paragraph"/>
    <style:style style:name="T669" style:parent-style-name="DefaultParagraphFont" style:family="text">
      <style:text-properties fo:font-weight="bold" style:font-weight-asian="bold" style:font-weight-complex="bold"/>
    </style:style>
    <style:style style:name="P670" style:parent-style-name="ListParagraph" style:list-style-name="LFO12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67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67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73" style:parent-style-name="ListParagraph" style:list-style-name="LFO12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67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75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676" style:parent-style-name="ListParagraph" style:list-style-name="LFO12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67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7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67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80" style:parent-style-name="ListParagraph" style:list-style-name="LFO12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68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82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683" style:parent-style-name="ListParagraph" style:list-style-name="LFO12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68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8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68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87" style:parent-style-name="ListParagraph" style:list-style-name="LFO12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68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89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690" style:parent-style-name="ListParagraph" style:list-style-name="LFO12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91" style:parent-style-name="ListParagraph" style:list-style-name="LFO12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69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9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69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95" style:parent-style-name="ListParagraph" style:list-style-name="LFO12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69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97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698" style:parent-style-name="ListParagraph" style:list-style-name="LFO12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99" style:parent-style-name="ListParagraph" style:list-style-name="LFO12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00" style:parent-style-name="NormalWeb" style:list-style-name="LFO12" style:family="paragraph"/>
    <style:style style:name="T701" style:parent-style-name="Strong" style:family="text">
      <style:text-properties style:font-name-asian="Times New Roman"/>
    </style:style>
    <style:style style:name="P70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70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70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0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P70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0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70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70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10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71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1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71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1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71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1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71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18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71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2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2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72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2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72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2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72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27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72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2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73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3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73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3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73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35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73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3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73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39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74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4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74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43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74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4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74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747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74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4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75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5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75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5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75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55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75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57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75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759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76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6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6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76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6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76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6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76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68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76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70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77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772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77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7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7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7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77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7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77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80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78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8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8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84" style:parent-style-name="Normal" style:list-style-name="LFO13" style:family="paragraph"/>
    <style:style style:name="T785" style:parent-style-name="DefaultParagraphFont" style:family="text">
      <style:text-properties fo:font-weight="bold" style:font-weight-asian="bold" style:font-weight-complex="bold"/>
    </style:style>
    <style:style style:name="T786" style:parent-style-name="DefaultParagraphFont" style:family="text">
      <style:text-properties fo:font-weight="bold" style:font-weight-asian="bold" style:font-weight-complex="bold"/>
    </style:style>
    <style:style style:name="P787" style:parent-style-name="Normal" style:list-style-name="LFO14" style:family="paragraph"/>
    <style:style style:name="T788" style:parent-style-name="DefaultParagraphFont" style:family="text">
      <style:text-properties fo:font-weight="bold" style:font-weight-asian="bold" style:font-weight-complex="bold"/>
    </style:style>
    <style:style style:name="P78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79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79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9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79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94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79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79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9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79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9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80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0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80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03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80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80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0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80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0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80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1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81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12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81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81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1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81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1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81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19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82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2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22" style:parent-style-name="DefaultParagraphFont" style:family="text">
      <style:text-properties fo:font-weight="bold" style:font-weight-asian="bold" style:font-weight-complex="bold"/>
    </style:style>
    <style:style style:name="P82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82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82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26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P82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2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82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83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31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83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3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83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3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83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3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83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39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84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4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4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84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4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84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4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84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48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84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5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85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52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85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5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85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856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85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5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85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6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86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6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86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6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86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66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86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6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86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70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87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72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87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87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87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7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87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7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87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8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88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82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88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8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88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886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88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8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8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9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89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9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89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94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89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9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9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98" style:parent-style-name="Normal" style:list-style-name="LFO15" style:family="paragraph"/>
    <style:style style:name="T899" style:parent-style-name="DefaultParagraphFont" style:family="text">
      <style:text-properties fo:font-weight="bold" style:font-weight-asian="bold" style:font-weight-complex="bold"/>
    </style:style>
    <style:style style:name="P900" style:parent-style-name="Normal" style:family="paragraph">
      <style:text-properties fo:font-weight="bold" style:font-weight-asian="bold" style:font-weight-complex="bold"/>
    </style:style>
    <style:style style:name="P90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0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0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0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P90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90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0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0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09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91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91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1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1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1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91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91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1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18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91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2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21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92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2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92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92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2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27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92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29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93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3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93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3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3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93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93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3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38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93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4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4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4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94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4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4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4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47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94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94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5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5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5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5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95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95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5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57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95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59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96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6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96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96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6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6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6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96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6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6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7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7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97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97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7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7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7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77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97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97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8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81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98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8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98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8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98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98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8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8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9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99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9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9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9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9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99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99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9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9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00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0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00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00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00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05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00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07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00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009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01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01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01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1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01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01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01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1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01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01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02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21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02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2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02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02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02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02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02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2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03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03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03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03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03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3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03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37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03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03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04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041" style:parent-style-name="Normal" style:family="paragraph">
      <style:text-properties fo:font-weight="bold" style:font-weight-asian="bold" style:font-weight-complex="bold"/>
    </style:style>
    <style:style style:name="P1042" style:parent-style-name="Normal" style:list-style-name="LFO16" style:family="paragraph"/>
    <style:style style:name="T1043" style:parent-style-name="DefaultParagraphFont" style:family="text">
      <style:text-properties fo:font-weight="bold" style:font-weight-asian="bold" style:font-weight-complex="bold"/>
    </style:style>
    <style:style style:name="P1044" style:parent-style-name="Normal" style:list-style-name="LFO16" style:family="paragraph"/>
    <style:style style:name="T1045" style:parent-style-name="DefaultParagraphFont" style:family="text">
      <style:text-properties fo:font-weight="bold" style:font-weight-asian="bold" style:font-weight-complex="bold"/>
    </style:style>
    <style:style style:name="P1046" style:parent-style-name="Normal" style:list-style-name="LFO16" style:family="paragraph"/>
    <style:style style:name="T1047" style:parent-style-name="DefaultParagraphFont" style:family="text">
      <style:text-properties fo:font-weight="bold" style:font-weight-asian="bold" style:font-weight-complex="bold"/>
    </style:style>
    <style:style style:name="P1048" style:parent-style-name="Normal" style:list-style-name="LFO16" style:family="paragraph"/>
    <style:style style:name="T1049" style:parent-style-name="DefaultParagraphFont" style:family="text">
      <style:text-properties fo:font-weight="bold" style:font-weight-asian="bold" style:font-weight-complex="bold"/>
    </style:style>
    <style:style style:name="P1050" style:parent-style-name="Normal" style:list-style-name="LFO16" style:family="paragraph"/>
    <style:style style:name="T1051" style:parent-style-name="DefaultParagraphFont" style:family="text">
      <style:text-properties fo:font-weight="bold" style:font-weight-asian="bold" style:font-weight-complex="bold"/>
    </style:style>
    <style:style style:name="P1052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</style:style>
    <style:style style:name="P1053" style:parent-style-name="Normal" style:family="paragraph">
      <style:text-properties fo:font-weight="bold" style:font-weight-asian="bold" style:font-weight-complex="bold"/>
    </style:style>
    <style:style style:name="P1054" style:parent-style-name="Normal" style:list-style-name="LFO17" style:family="paragraph"/>
    <style:style style:name="T1055" style:parent-style-name="DefaultParagraphFont" style:family="text">
      <style:text-properties fo:font-weight="bold" style:font-weight-asian="bold" style:font-weight-complex="bold"/>
    </style:style>
    <style:style style:name="P1056" style:parent-style-name="Normal" style:list-style-name="LFO17" style:family="paragraph"/>
    <style:style style:name="T1057" style:parent-style-name="DefaultParagraphFont" style:family="text">
      <style:text-properties fo:font-weight="bold" style:font-weight-asian="bold" style:font-weight-complex="bold"/>
    </style:style>
    <style:style style:name="P1058" style:parent-style-name="Normal" style:list-style-name="LFO17" style:family="paragraph"/>
    <style:style style:name="T1059" style:parent-style-name="DefaultParagraphFont" style:family="text">
      <style:text-properties fo:font-weight="bold" style:font-weight-asian="bold" style:font-weight-complex="bold"/>
    </style:style>
    <style:style style:name="P1060" style:parent-style-name="Normal" style:list-style-name="LFO17" style:family="paragraph"/>
    <style:style style:name="T1061" style:parent-style-name="DefaultParagraphFont" style:family="text">
      <style:text-properties fo:font-weight="bold" style:font-weight-asian="bold" style:font-weight-complex="bold"/>
    </style:style>
    <style:style style:name="T1062" style:parent-style-name="DefaultParagraphFont" style:family="text">
      <style:text-properties fo:font-weight="bold" style:font-weight-asian="bold" style:font-weight-complex="bold"/>
    </style:style>
    <style:style style:name="P106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06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06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66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P106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06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069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07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07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07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73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07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7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07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77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107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7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08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81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108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08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08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8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08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87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08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08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9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09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92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109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9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09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96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109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98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09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10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0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10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03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10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10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10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10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10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09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11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11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11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1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11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11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11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11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18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11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12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2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12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23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12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25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12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27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12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12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13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13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32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13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3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13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136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13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13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13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14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4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14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43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14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14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14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47" style:parent-style-name="DefaultParagraphFont" style:family="text">
      <style:text-properties fo:font-weight="bold" style:font-weight-asian="bold" style:font-weight-complex="bold"/>
    </style:style>
    <style:style style:name="P1148" style:parent-style-name="Normal" style:list-style-name="LFO18" style:family="paragraph"/>
    <style:style style:name="T1149" style:parent-style-name="DefaultParagraphFont" style:family="text">
      <style:text-properties fo:font-weight="bold" style:font-weight-asian="bold" style:font-weight-complex="bold"/>
    </style:style>
    <style:style style:name="P1150" style:parent-style-name="Normal" style:list-style-name="LFO18" style:family="paragraph"/>
    <style:style style:name="T1151" style:parent-style-name="DefaultParagraphFont" style:family="text">
      <style:text-properties fo:font-weight="bold" style:font-weight-asian="bold" style:font-weight-complex="bold"/>
    </style:style>
    <style:style style:name="P1152" style:parent-style-name="Normal" style:list-style-name="LFO18" style:family="paragraph"/>
    <style:style style:name="T1153" style:parent-style-name="DefaultParagraphFont" style:family="text">
      <style:text-properties fo:font-weight="bold" style:font-weight-asian="bold" style:font-weight-complex="bold"/>
    </style:style>
    <style:style style:name="P1154" style:parent-style-name="Normal" style:list-style-name="LFO18" style:family="paragraph"/>
    <style:style style:name="T1155" style:parent-style-name="DefaultParagraphFont" style:family="text">
      <style:text-properties fo:font-weight="bold" style:font-weight-asian="bold" style:font-weight-complex="bold"/>
    </style:style>
    <style:style style:name="P1156" style:parent-style-name="Normal" style:family="paragraph">
      <style:paragraph-properties style:line-height-at-least="0.1979in" fo:background-color="#0D1117">
        <style:background-fill draw:fill="solid" draw:fill-color="#0D1117"/>
      </style:paragraph-properties>
    </style:style>
    <style:style style:name="T1157" style:parent-style-name="DefaultParagraphFont" style:family="text">
      <style:text-properties fo:font-weight="bold" style:font-weight-asian="bold" style:font-weight-complex="bold"/>
    </style:style>
    <style:style style:name="T1158" style:parent-style-name="DefaultParagraphFont" style:family="text">
      <style:text-properties fo:font-weight="bold" style:font-weight-asian="bold" style:font-weight-complex="bold"/>
    </style:style>
    <style:style style:name="T115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16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6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P116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16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164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16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16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16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68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116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17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17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7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17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74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17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17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17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7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17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80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18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18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18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8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18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18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18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18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18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19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91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19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19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19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9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19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97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119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99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20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01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20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20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20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05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20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20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0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20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1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21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1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21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14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21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1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21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18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21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2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22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22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22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24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22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26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22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228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22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3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23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32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23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23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23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36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23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38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23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240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24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24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24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24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4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24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47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24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49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25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25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25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53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25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5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25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257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25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259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26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26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26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6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26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6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26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6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26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69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27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7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27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73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27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7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27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27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27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79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28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8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28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28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28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8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28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87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28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28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29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91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29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9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29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29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29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9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29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29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30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0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30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03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30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30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30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30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30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09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31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31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12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31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1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31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316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31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318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31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32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32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2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32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2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32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2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32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28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32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3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33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32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33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3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33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33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33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38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33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40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34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342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34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34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34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46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34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48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34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350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35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352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35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35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35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356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35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58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35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60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36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62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36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64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36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36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36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68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36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70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37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372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37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37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37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37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37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37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379" style:parent-style-name="Normal" style:family="paragraph">
      <style:text-properties fo:font-weight="bold" style:font-weight-asian="bold" style:font-weight-complex="bold"/>
    </style:style>
    <style:style style:name="T1380" style:parent-style-name="DefaultParagraphFont" style:family="text">
      <style:text-properties fo:font-weight="bold" style:font-weight-asian="bold" style:font-weight-complex="bold"/>
    </style:style>
    <style:style style:name="P1381" style:parent-style-name="Normal" style:list-style-name="LFO19" style:family="paragraph"/>
    <style:style style:name="T1382" style:parent-style-name="DefaultParagraphFont" style:family="text">
      <style:text-properties fo:font-weight="bold" style:font-weight-asian="bold" style:font-weight-complex="bold"/>
    </style:style>
    <style:style style:name="P1383" style:parent-style-name="Normal" style:list-style-name="LFO19" style:family="paragraph"/>
    <style:style style:name="T1384" style:parent-style-name="DefaultParagraphFont" style:family="text">
      <style:text-properties fo:font-weight="bold" style:font-weight-asian="bold" style:font-weight-complex="bold"/>
    </style:style>
    <style:style style:name="P1385" style:parent-style-name="Normal" style:list-style-name="LFO19" style:family="paragraph"/>
    <style:style style:name="T1386" style:parent-style-name="DefaultParagraphFont" style:family="text">
      <style:text-properties fo:font-weight="bold" style:font-weight-asian="bold" style:font-weight-complex="bold"/>
    </style:style>
    <style:style style:name="P1387" style:parent-style-name="Normal" style:family="paragraph">
      <style:text-properties fo:font-weight="bold" style:font-weight-asian="bold" style:font-weight-complex="bold"/>
    </style:style>
  </office:automatic-styles>
  <office:body>
    <office:text text:use-soft-page-breaks="true">
      <text:p text:style-name="P1">1<text:line-break/>A) Briefly disclose problem solving techniques in c programming.</text:p>
      <text:p text:style-name="Normal">B) Write an algorithm and draw a flowchart that will read the two sides of a rectangle and calculate its area.</text:p>
      <text:p text:style-name="P2">C) Write an algorithm and draw a flowchart that finds the largest of three numbers.</text:p>
      <text:p text:style-name="P3">A) Problem Solving Techniques in C Programming</text:p>
      <text:list text:style-name="LFO1" text:continue-numbering="true">
        <text:list-item>
          <text:p text:style-name="P4"><text:span text:style-name="T5">Understand the Problem:</text:span><text:s/>Break down the problem to understand the requirements and constraints. Determine inputs, outputs, and expected behavior.</text:p>
        </text:list-item>
        <text:list-item>
          <text:p text:style-name="P6"><text:span text:style-name="T7">Plan the Solution:</text:span></text:p>
          <text:list text:continue-numbering="true">
            <text:list-item>
              <text:p text:style-name="P8"><text:span text:style-name="T9">Algorithm Design:</text:span><text:s/>Create a step-by-step plan (algorithm) that outlines the process needed to solve the problem.</text:p>
            </text:list-item>
            <text:list-item>
              <text:p text:style-name="P10"><text:span text:style-name="T11">Pseudocode:</text:span><text:s/>Write the steps in pseudocode to focus on logic without worrying about syntax.</text:p>
            </text:list-item>
          </text:list>
        </text:list-item>
        <text:list-item>
          <text:p text:style-name="P12"><text:span text:style-name="T13">Write the Code:</text:span><text:s/>Convert the algorithm into C code. Pay attention to syntax, data types, and logical structure.</text:p>
        </text:list-item>
        <text:list-item>
          <text:p text:style-name="P14"><text:span text:style-name="T15">Debugging:</text:span><text:s/>Run the code to test for errors. Use debugging tools or insert print statements to track the program's execution.</text:p>
        </text:list-item>
        <text:list-item>
          <text:p text:style-name="P16"><text:span text:style-name="T17">Optimization:</text:span><text:s/>Refactor the code to improve efficiency or readability.</text:p>
        </text:list-item>
        <text:list-item>
          <text:p text:style-name="P18"><text:span text:style-name="T19">Testing:</text:span><text:s/>Test the program with various inputs to ensure it handles all edge cases and behaves as expected.</text:p>
        </text:list-item>
        <text:list-item>
          <text:p text:style-name="P20"><text:span text:style-name="T21">Documentation:</text:span><text:s/>Comment on the code to explain complex sections and logic. This aids in future maintenance.</text:p>
        </text:list-item>
      </text:list>
      <text:p text:style-name="P22">B) Algorithm and Flowchart to Calculate the Area of a Rectangle</text:p>
      <text:p text:style-name="P23">Algorithm:</text:p>
      <text:list text:style-name="LFO2" text:continue-numbering="true">
        <text:list-item>
          <text:p text:style-name="P24"><text:span text:style-name="T25">Start</text:span></text:p>
        </text:list-item>
        <text:list-item>
          <text:p text:style-name="P26"><text:span text:style-name="T27">Input</text:span><text:s/>the length and width of the rectangle (L, W).</text:p>
        </text:list-item>
        <text:list-item>
          <text:p text:style-name="P28"><text:span text:style-name="T29">Calculate</text:span><text:s/>the area using the formula: Area = L × W.</text:p>
        </text:list-item>
        <text:list-item>
          <text:p text:style-name="P30"><text:span text:style-name="T31">Output</text:span><text:s/>the calculated area.</text:p>
        </text:list-item>
        <text:list-item>
          <text:p text:style-name="P32"><text:span text:style-name="T33">End</text:span></text:p>
        </text:list-item>
      </text:list>
      <text:soft-page-break/>
      <text:p text:style-name="P34">Flowchart:</text:p>
      <text:list text:style-name="LFO3" text:continue-numbering="true">
        <text:list-item>
          <text:p text:style-name="P35"><text:span text:style-name="T36">Start</text:span><text:s/>(Oval)</text:p>
        </text:list-item>
        <text:list-item>
          <text:p text:style-name="P37"><text:span text:style-name="T38">Input Length and Width</text:span><text:s/>(Parallelogram)</text:p>
        </text:list-item>
        <text:list-item>
          <text:p text:style-name="P39"><text:span text:style-name="T40">Calculate Area = L × W</text:span><text:s/>(Rectangle)</text:p>
        </text:list-item>
        <text:list-item>
          <text:p text:style-name="P41"><text:span text:style-name="T42">Output Area</text:span><text:s/>(Parallelogram)</text:p>
        </text:list-item>
        <text:list-item>
          <text:p text:style-name="P43"><text:span text:style-name="T44">End</text:span><text:s/>(Oval)</text:p>
        </text:list-item>
      </text:list>
      <text:p text:style-name="P45">C) Algorithm and Flowchart to Find the Largest of Three Numbers</text:p>
      <text:p text:style-name="P46">Algorithm:</text:p>
      <text:list text:style-name="LFO4" text:continue-numbering="true">
        <text:list-item>
          <text:p text:style-name="P47"><text:span text:style-name="T48">Start</text:span></text:p>
        </text:list-item>
        <text:list-item>
          <text:p text:style-name="P49"><text:span text:style-name="T50">Input</text:span><text:s/>the three numbers (A, B, C).</text:p>
        </text:list-item>
        <text:list-item>
          <text:p text:style-name="P51"><text:span text:style-name="T52">If</text:span><text:s/>A &gt; B and A &gt; C, then<text:s/><text:span text:style-name="T53">Largest = A</text:span>.</text:p>
        </text:list-item>
        <text:list-item>
          <text:p text:style-name="P54"><text:span text:style-name="T55">Else If</text:span><text:s/>B &gt; A and B &gt; C, then<text:s/><text:span text:style-name="T56">Largest = B</text:span>.</text:p>
        </text:list-item>
        <text:list-item>
          <text:p text:style-name="P57"><text:span text:style-name="T58">Else</text:span>,<text:s/><text:span text:style-name="T59">Largest = C</text:span>.</text:p>
        </text:list-item>
        <text:list-item>
          <text:p text:style-name="P60"><text:span text:style-name="T61">Output</text:span><text:s/>the largest number.</text:p>
        </text:list-item>
        <text:list-item>
          <text:p text:style-name="P62"><text:span text:style-name="T63">End</text:span></text:p>
        </text:list-item>
      </text:list>
      <text:p text:style-name="P64">Flowchart:</text:p>
      <text:list text:style-name="LFO5" text:continue-numbering="true">
        <text:list-item>
          <text:p text:style-name="P65"><text:span text:style-name="T66">Start</text:span><text:s/>(Oval)</text:p>
        </text:list-item>
        <text:list-item>
          <text:p text:style-name="P67"><text:span text:style-name="T68">Input Three Numbers (A, B, C)</text:span><text:s/>(Parallelogram)</text:p>
        </text:list-item>
        <text:list-item>
          <text:p text:style-name="P69"><text:span text:style-name="T70">Check If A &gt; B and A &gt; C</text:span><text:s/>(Decision Diamond)</text:p>
          <text:list text:continue-numbering="true">
            <text:list-item>
              <text:p text:style-name="P71">If<text:s/><text:span text:style-name="T72">True</text:span>,<text:s/><text:span text:style-name="T73">Largest = A</text:span><text:s/>(Rectangle)</text:p>
            </text:list-item>
            <text:list-item>
              <text:p text:style-name="P74">If<text:s/><text:span text:style-name="T75">False</text:span>,<text:s/><text:span text:style-name="T76">Check If B &gt; A and B &gt; C</text:span><text:s/>(Decision Diamond)</text:p>
              <text:list text:continue-numbering="true">
                <text:list-item>
                  <text:p text:style-name="P77">If<text:s/><text:span text:style-name="T78">True</text:span>,<text:s/><text:span text:style-name="T79">Largest = B</text:span><text:s/>(Rectangle)</text:p>
                </text:list-item>
                <text:list-item>
                  <text:p text:style-name="P80">If<text:s/><text:span text:style-name="T81">False</text:span>,<text:s/><text:span text:style-name="T82">Largest = C</text:span><text:s/>(Rectangle)</text:p>
                </text:list-item>
              </text:list>
            </text:list-item>
          </text:list>
        </text:list-item>
        <text:list-item>
          <text:p text:style-name="P83"><text:span text:style-name="T84">Output Largest</text:span><text:s/>(Parallelogram)</text:p>
        </text:list-item>
        <text:list-item>
          <text:p text:style-name="P85"><text:span text:style-name="T86">End</text:span><text:s/>(Oval)</text:p>
        </text:list-item>
      </text:list>
      <text:p text:style-name="Normal"/>
      <text:p text:style-name="Normal">2</text:p>
      <text:p text:style-name="Normal">A) Write a program in c including all function of array: strcpy, strcat, strlen, strcmp.<text:s/></text:p>
      <text:p text:style-name="P87">B) With help of example elaborate the purpose of the printf(), scanf() function? How is it used within a C program? Compare with the putchar(), getchar()</text:p>
      <text:p text:style-name="Normal">A) C Program Demonstrating Array Functions: strcpy, strcat, strlen, strcmp</text:p>
      <text:p text:style-name="P88"><text:span text:style-name="T89">#include</text:span><text:span text:style-name="T90"><text:s/></text:span><text:span text:style-name="T91">&lt;stdio.h&gt;</text:span></text:p>
      <text:p text:style-name="P92"><text:span text:style-name="T93">#include</text:span><text:span text:style-name="T94"><text:s/></text:span><text:span text:style-name="T95">&lt;string.h&gt;</text:span></text:p>
      <text:p text:style-name="P96"/>
      <text:p text:style-name="P97"><text:span text:style-name="T98">int</text:span><text:span text:style-name="T99"><text:s/></text:span><text:span text:style-name="T100">main</text:span><text:span text:style-name="T101">() {</text:span></text:p>
      <text:p text:style-name="P102"><text:span text:style-name="T103">   <text:s/></text:span><text:span text:style-name="T104">char</text:span><text:span text:style-name="T105"><text:s/></text:span><text:span text:style-name="T106">str1</text:span><text:span text:style-name="T107">[</text:span><text:span text:style-name="T108">50</text:span><text:span text:style-name="T109">],<text:s/></text:span><text:span text:style-name="T110">str2</text:span><text:span text:style-name="T111">[</text:span><text:span text:style-name="T112">50</text:span><text:span text:style-name="T113">],<text:s/></text:span><text:span text:style-name="T114">str3</text:span><text:span text:style-name="T115">[</text:span><text:span text:style-name="T116">50</text:span><text:span text:style-name="T117">];</text:span></text:p>
      <text:p text:style-name="P118"><text:span text:style-name="T119">   <text:s/></text:span><text:span text:style-name="T120">int</text:span><text:span text:style-name="T121"><text:s/>len, cmp;</text:span></text:p>
      <text:p text:style-name="P122"/>
      <text:p text:style-name="P123"><text:span text:style-name="T124">   <text:s/></text:span><text:span text:style-name="T125">// Using strcpy to copy one string to another</text:span></text:p>
      <text:p text:style-name="P126"><text:span text:style-name="T127">   <text:s/></text:span><text:span text:style-name="T128">strcpy</text:span><text:span text:style-name="T129">(str1,<text:s/></text:span><text:span text:style-name="T130">"Hello"</text:span><text:span text:style-name="T131">);</text:span></text:p>
      <text:p text:style-name="P132"><text:span text:style-name="T133">   <text:s/></text:span><text:span text:style-name="T134">printf</text:span><text:span text:style-name="T135">(</text:span><text:span text:style-name="T136">"str1 after strcpy:<text:s/></text:span><text:span text:style-name="T137">%s\n</text:span><text:span text:style-name="T138">"</text:span><text:span text:style-name="T139">, str1);</text:span></text:p>
      <text:p text:style-name="P140"/>
      <text:p text:style-name="P141"><text:span text:style-name="T142">   <text:s/></text:span><text:span text:style-name="T143">// Using strcat to concatenate two strings</text:span></text:p>
      <text:p text:style-name="P144"><text:span text:style-name="T145">   <text:s/></text:span><text:span text:style-name="T146">strcpy</text:span><text:span text:style-name="T147">(str2,<text:s/></text:span><text:span text:style-name="T148">"World"</text:span><text:span text:style-name="T149">);</text:span></text:p>
      <text:p text:style-name="P150"><text:span text:style-name="T151">   <text:s/></text:span><text:span text:style-name="T152">strcat</text:span><text:span text:style-name="T153">(str1,<text:s/></text:span><text:span text:style-name="T154">" "</text:span><text:span text:style-name="T155">);</text:span></text:p>
      <text:p text:style-name="P156"><text:span text:style-name="T157">   <text:s/></text:span><text:span text:style-name="T158">strcat</text:span><text:span text:style-name="T159">(str1, str2);</text:span></text:p>
      <text:p text:style-name="P160"><text:span text:style-name="T161">   <text:s/></text:span><text:span text:style-name="T162">printf</text:span><text:span text:style-name="T163">(</text:span><text:span text:style-name="T164">"str1 after strcat:<text:s/></text:span><text:span text:style-name="T165">%s\n</text:span><text:span text:style-name="T166">"</text:span><text:span text:style-name="T167">, str1);</text:span></text:p>
      <text:p text:style-name="P168"/>
      <text:p text:style-name="P169"><text:span text:style-name="T170">   <text:s/></text:span><text:span text:style-name="T171">// Using strlen to find the length of the string</text:span></text:p>
      <text:p text:style-name="P172"><text:span text:style-name="T173">    len<text:s/></text:span><text:span text:style-name="T174">=</text:span><text:span text:style-name="T175"><text:s/></text:span><text:span text:style-name="T176">strlen</text:span><text:span text:style-name="T177">(str1);</text:span></text:p>
      <text:p text:style-name="P178"><text:span text:style-name="T179">   <text:s/></text:span><text:span text:style-name="T180">printf</text:span><text:span text:style-name="T181">(</text:span><text:span text:style-name="T182">"Length of str1:<text:s/></text:span><text:span text:style-name="T183">%d\n</text:span><text:span text:style-name="T184">"</text:span><text:span text:style-name="T185">, len);</text:span></text:p>
      <text:p text:style-name="P186"/>
      <text:p text:style-name="P187"><text:span text:style-name="T188">   <text:s/></text:span><text:span text:style-name="T189">// Using strcmp to compare two strings</text:span></text:p>
      <text:p text:style-name="P190"><text:span text:style-name="T191">   <text:s/></text:span><text:span text:style-name="T192">strcpy</text:span><text:span text:style-name="T193">(str3,<text:s/></text:span><text:span text:style-name="T194">"Hello World"</text:span><text:span text:style-name="T195">);</text:span></text:p>
      <text:p text:style-name="P196"><text:span text:style-name="T197">    cmp<text:s/></text:span><text:span text:style-name="T198">=</text:span><text:span text:style-name="T199"><text:s/></text:span><text:span text:style-name="T200">strcmp</text:span><text:span text:style-name="T201">(str1, str3);</text:span></text:p>
      <text:p text:style-name="P202"/>
      <text:p text:style-name="P203"><text:span text:style-name="T204">   <text:s/></text:span><text:span text:style-name="T205">if</text:span><text:span text:style-name="T206"><text:s/>(cmp<text:s/></text:span><text:span text:style-name="T207">==</text:span><text:span text:style-name="T208"><text:s/></text:span><text:span text:style-name="T209">0</text:span><text:span text:style-name="T210">) {</text:span></text:p>
      <text:p text:style-name="P211"><text:span text:style-name="T212">       <text:s/></text:span><text:span text:style-name="T213">printf</text:span><text:span text:style-name="T214">(</text:span><text:span text:style-name="T215">"str1 and str3 are equal.</text:span><text:span text:style-name="T216">\n</text:span><text:span text:style-name="T217">"</text:span><text:span text:style-name="T218">);</text:span></text:p>
      <text:p text:style-name="P219"><text:span text:style-name="T220">    }<text:s/></text:span><text:span text:style-name="T221">else</text:span><text:span text:style-name="T222"><text:s/>{</text:span></text:p>
      <text:p text:style-name="P223"><text:span text:style-name="T224">       <text:s/></text:span><text:span text:style-name="T225">printf</text:span><text:span text:style-name="T226">(</text:span><text:span text:style-name="T227">"str1 and str3 are not equal.</text:span><text:span text:style-name="T228">\n</text:span><text:span text:style-name="T229">"</text:span><text:span text:style-name="T230">);</text:span></text:p>
      <text:p text:style-name="P231">    }</text:p>
      <text:p text:style-name="P232"/>
      <text:p text:style-name="P233"><text:span text:style-name="T234">   <text:s/></text:span><text:span text:style-name="T235">return</text:span><text:span text:style-name="T236"><text:s/></text:span><text:span text:style-name="T237">0</text:span><text:span text:style-name="T238">;</text:span></text:p>
      <text:p text:style-name="P239">}</text:p>
      <text:p text:style-name="P240"/>
      <text:p text:style-name="Normal"/>
      <text:p text:style-name="P241">Explanation:</text:p>
      <text:list text:style-name="LFO6" text:continue-numbering="true">
        <text:list-item>
          <text:p text:style-name="P242"><text:span text:style-name="T243">strcpy(str1, "Hello");</text:span>: Copies the string "Hello" into str1.</text:p>
        </text:list-item>
        <text:list-item>
          <text:p text:style-name="P244"><text:span text:style-name="T245">strcat(str1, " "); strcat(str1, str2);</text:span>: Concatenates a space and then the contents of str2 ("World") to str1.</text:p>
        </text:list-item>
        <text:list-item>
          <text:p text:style-name="P246"><text:span text:style-name="T247">strlen(str1);</text:span>: Calculates the length of the string str1.</text:p>
        </text:list-item>
        <text:list-item>
          <text:p text:style-name="P248"><text:span text:style-name="T249">strcmp(str1, str3);</text:span>: Compares str1 with str3. If they are identical, it returns 0.</text:p>
        </text:list-item>
      </text:list>
      <text:p text:style-name="Normal">3</text:p>
      <text:p text:style-name="Normal">A) Write a C Program to compute the sum of even numbers and the sum of odd numbers using a function.<text:s/></text:p>
      <text:p text:style-name="Normal">B) Write a C program using do while loop to add all the numbers entered by a user until user enters 0.</text:p>
      <text:p text:style-name="Normal"/>
      <text:p text:style-name="Normal">A) C Program to Compute the Sum of Even and Odd Numbers Using a Function</text:p>
      <text:p text:style-name="P250"><text:span text:style-name="T251">#include</text:span><text:span text:style-name="T252"><text:s/></text:span><text:span text:style-name="T253">&lt;stdio.h&gt;</text:span></text:p>
      <text:p text:style-name="P254"/>
      <text:p text:style-name="P255"><text:span text:style-name="T256">// Function to compute the sum of even and odd numbers</text:span></text:p>
      <text:p text:style-name="P257"><text:span text:style-name="T258">void</text:span><text:span text:style-name="T259"><text:s/></text:span><text:span text:style-name="T260">computeSums</text:span><text:span text:style-name="T261">(</text:span><text:span text:style-name="T262">int</text:span><text:span text:style-name="T263"><text:s/></text:span><text:span text:style-name="T264">arr</text:span><text:span text:style-name="T265">[]</text:span><text:span text:style-name="T266">,<text:s/></text:span><text:span text:style-name="T267">int</text:span><text:span text:style-name="T268"><text:s/></text:span><text:span text:style-name="T269">size</text:span><text:span text:style-name="T270">,<text:s/></text:span><text:span text:style-name="T271">int</text:span><text:span text:style-name="T272"><text:s/></text:span><text:span text:style-name="T273">*</text:span><text:span text:style-name="T274">evenSum</text:span><text:span text:style-name="T275">,<text:s/></text:span><text:span text:style-name="T276">int</text:span><text:span text:style-name="T277"><text:s/></text:span><text:span text:style-name="T278">*</text:span><text:span text:style-name="T279">oddSum</text:span><text:span text:style-name="T280">) {</text:span></text:p>
      <text:p text:style-name="P281"><text:span text:style-name="T282">   <text:s/></text:span><text:span text:style-name="T283">*</text:span><text:span text:style-name="T284">evenSum<text:s/></text:span><text:span text:style-name="T285">=</text:span><text:span text:style-name="T286"><text:s/></text:span><text:span text:style-name="T287">0</text:span><text:span text:style-name="T288">;</text:span></text:p>
      <text:p text:style-name="P289"><text:span text:style-name="T290">   <text:s/></text:span><text:span text:style-name="T291">*</text:span><text:span text:style-name="T292">oddSum<text:s/></text:span><text:span text:style-name="T293">=</text:span><text:span text:style-name="T294"><text:s/></text:span><text:span text:style-name="T295">0</text:span><text:span text:style-name="T296">;</text:span></text:p>
      <text:p text:style-name="P297"><text:span text:style-name="T298">   <text:s/></text:span><text:span text:style-name="T299">for</text:span><text:span text:style-name="T300">(</text:span><text:span text:style-name="T301">int</text:span><text:span text:style-name="T302"><text:s/>i<text:s/></text:span><text:span text:style-name="T303">=</text:span><text:span text:style-name="T304"><text:s/></text:span><text:span text:style-name="T305">0</text:span><text:span text:style-name="T306">; i<text:s/></text:span><text:span text:style-name="T307">&lt;</text:span><text:span text:style-name="T308"><text:s/>size; i</text:span><text:span text:style-name="T309">++</text:span><text:span text:style-name="T310">) {</text:span></text:p>
      <text:p text:style-name="P311"><text:span text:style-name="T312">       <text:s/></text:span><text:span text:style-name="T313">if</text:span><text:span text:style-name="T314">(</text:span><text:span text:style-name="T315">arr</text:span><text:span text:style-name="T316">[i]<text:s/></text:span><text:span text:style-name="T317">%</text:span><text:span text:style-name="T318"><text:s/></text:span><text:span text:style-name="T319">2</text:span><text:span text:style-name="T320"><text:s/></text:span><text:span text:style-name="T321">==</text:span><text:span text:style-name="T322"><text:s/></text:span><text:span text:style-name="T323">0</text:span><text:span text:style-name="T324">) {</text:span></text:p>
      <text:p text:style-name="P325"><text:span text:style-name="T326">           <text:s/></text:span><text:span text:style-name="T327">*</text:span><text:span text:style-name="T328">evenSum<text:s/></text:span><text:span text:style-name="T329">+=</text:span><text:span text:style-name="T330"><text:s/></text:span><text:span text:style-name="T331">arr</text:span><text:span text:style-name="T332">[i];</text:span></text:p>
      <text:p text:style-name="P333"><text:span text:style-name="T334">        }<text:s/></text:span><text:span text:style-name="T335">else</text:span><text:span text:style-name="T336"><text:s/>{</text:span></text:p>
      <text:p text:style-name="P337"><text:span text:style-name="T338">           <text:s/></text:span><text:span text:style-name="T339">*</text:span><text:span text:style-name="T340">oddSum<text:s/></text:span><text:span text:style-name="T341">+=</text:span><text:span text:style-name="T342"><text:s/></text:span><text:span text:style-name="T343">arr</text:span><text:span text:style-name="T344">[i];</text:span></text:p>
      <text:p text:style-name="P345">        }</text:p>
      <text:p text:style-name="P346">    }</text:p>
      <text:p text:style-name="P347">}</text:p>
      <text:p text:style-name="P348"/>
      <text:p text:style-name="P349"><text:span text:style-name="T350">int</text:span><text:span text:style-name="T351"><text:s/></text:span><text:span text:style-name="T352">main</text:span><text:span text:style-name="T353">() {</text:span></text:p>
      <text:p text:style-name="P354"><text:span text:style-name="T355">   <text:s/></text:span><text:span text:style-name="T356">int</text:span><text:span text:style-name="T357"><text:s/>size, evenSum, oddSum;</text:span></text:p>
      <text:p text:style-name="P358"/>
      <text:p text:style-name="P359"><text:span text:style-name="T360">   <text:s/></text:span><text:span text:style-name="T361">// Input the number of elements</text:span></text:p>
      <text:p text:style-name="P362"><text:span text:style-name="T363">   <text:s/></text:span><text:span text:style-name="T364">printf</text:span><text:span text:style-name="T365">(</text:span><text:span text:style-name="T366">"Enter the number of elements: "</text:span><text:span text:style-name="T367">);</text:span></text:p>
      <text:p text:style-name="P368"><text:span text:style-name="T369">   <text:s/></text:span><text:span text:style-name="T370">scanf</text:span><text:span text:style-name="T371">(</text:span><text:span text:style-name="T372">"</text:span><text:span text:style-name="T373">%d</text:span><text:span text:style-name="T374">"</text:span><text:span text:style-name="T375">,<text:s/></text:span><text:span text:style-name="T376">&amp;</text:span><text:span text:style-name="T377">size);</text:span></text:p>
      <text:p text:style-name="P378"/>
      <text:p text:style-name="P379"><text:span text:style-name="T380">   <text:s/></text:span><text:span text:style-name="T381">int</text:span><text:span text:style-name="T382"><text:s/></text:span><text:span text:style-name="T383">arr</text:span><text:span text:style-name="T384">[size];</text:span></text:p>
      <text:p text:style-name="P385"/>
      <text:p text:style-name="P386"><text:span text:style-name="T387">   <text:s/></text:span><text:span text:style-name="T388">// Input the elements</text:span></text:p>
      <text:p text:style-name="P389"><text:span text:style-name="T390">   <text:s/></text:span><text:span text:style-name="T391">printf</text:span><text:span text:style-name="T392">(</text:span><text:span text:style-name="T393">"Enter the elements:</text:span><text:span text:style-name="T394">\n</text:span><text:span text:style-name="T395">"</text:span><text:span text:style-name="T396">);</text:span></text:p>
      <text:p text:style-name="P397"><text:span text:style-name="T398">   <text:s/></text:span><text:span text:style-name="T399">for</text:span><text:span text:style-name="T400">(</text:span><text:span text:style-name="T401">int</text:span><text:span text:style-name="T402"><text:s/>i<text:s/></text:span><text:span text:style-name="T403">=</text:span><text:span text:style-name="T404"><text:s/></text:span><text:span text:style-name="T405">0</text:span><text:span text:style-name="T406">; i<text:s/></text:span><text:span text:style-name="T407">&lt;</text:span><text:span text:style-name="T408"><text:s/>size; i</text:span><text:span text:style-name="T409">++</text:span><text:span text:style-name="T410">) {</text:span></text:p>
      <text:p text:style-name="P411"><text:span text:style-name="T412">       <text:s/></text:span><text:span text:style-name="T413">scanf</text:span><text:span text:style-name="T414">(</text:span><text:span text:style-name="T415">"</text:span><text:span text:style-name="T416">%d</text:span><text:span text:style-name="T417">"</text:span><text:span text:style-name="T418">,<text:s/></text:span><text:span text:style-name="T419">&amp;</text:span><text:span text:style-name="T420">arr</text:span><text:span text:style-name="T421">[i]);</text:span></text:p>
      <text:p text:style-name="P422">    }</text:p>
      <text:p text:style-name="P423"/>
      <text:p text:style-name="P424"><text:span text:style-name="T425">   <text:s/></text:span><text:span text:style-name="T426">// Call function to compute sums</text:span></text:p>
      <text:p text:style-name="P427"><text:span text:style-name="T428">   <text:s/></text:span><text:span text:style-name="T429">computeSums</text:span><text:span text:style-name="T430">(arr, size,<text:s/></text:span><text:span text:style-name="T431">&amp;</text:span><text:span text:style-name="T432">evenSum,<text:s/></text:span><text:span text:style-name="T433">&amp;</text:span><text:span text:style-name="T434">oddSum);</text:span></text:p>
      <text:p text:style-name="P435"/>
      <text:p text:style-name="P436"><text:span text:style-name="T437">   <text:s/></text:span><text:span text:style-name="T438">// Output the results</text:span></text:p>
      <text:p text:style-name="P439"><text:span text:style-name="T440">   <text:s/></text:span><text:span text:style-name="T441">printf</text:span><text:span text:style-name="T442">(</text:span><text:span text:style-name="T443">"Sum of even numbers:<text:s/></text:span><text:span text:style-name="T444">%d\n</text:span><text:span text:style-name="T445">"</text:span><text:span text:style-name="T446">, evenSum);</text:span></text:p>
      <text:p text:style-name="P447"><text:span text:style-name="T448">   <text:s/></text:span><text:span text:style-name="T449">printf</text:span><text:span text:style-name="T450">(</text:span><text:span text:style-name="T451">"Sum of odd numbers:<text:s/></text:span><text:span text:style-name="T452">%d\n</text:span><text:span text:style-name="T453">"</text:span><text:span text:style-name="T454">, oddSum);</text:span></text:p>
      <text:p text:style-name="P455"/>
      <text:p text:style-name="P456"><text:span text:style-name="T457">   <text:s/></text:span><text:span text:style-name="T458">return</text:span><text:span text:style-name="T459"><text:s/></text:span><text:span text:style-name="T460">0</text:span><text:span text:style-name="T461">;</text:span></text:p>
      <text:p text:style-name="P462">}</text:p>
      <text:p text:style-name="P463"/>
      <text:p text:style-name="P464">Explanation:</text:p>
      <text:list text:style-name="LFO7" text:continue-numbering="true">
        <text:list-item>
          <text:p text:style-name="P465"><text:span text:style-name="T466">computeSums(int arr[], int size, int *evenSum, int *oddSum)</text:span>: This function takes an array and its size, then computes the sum of even and odd numbers, storing the results in the variables evenSum and oddSum.</text:p>
        </text:list-item>
        <text:list-item>
          <text:p text:style-name="P467"><text:span text:style-name="T468">*evenSum += arr[i];</text:span>: Adds the current even number to evenSum.</text:p>
        </text:list-item>
        <text:list-item>
          <text:p text:style-name="P469"><text:span text:style-name="T470">*oddSum += arr[i];</text:span>: Adds the current odd number to oddSum.</text:p>
        </text:list-item>
      </text:list>
      <text:p text:style-name="Normal">B) C Program Using do-while Loop to Add All Numbers Until User Enters 0</text:p>
      <text:p text:style-name="P471"><text:span text:style-name="T472">#include</text:span><text:span text:style-name="T473"><text:s/></text:span><text:span text:style-name="T474">&lt;stdio.h&gt;</text:span></text:p>
      <text:p text:style-name="P475"/>
      <text:p text:style-name="P476"><text:span text:style-name="T477">int</text:span><text:span text:style-name="T478"><text:s/></text:span><text:span text:style-name="T479">main</text:span><text:span text:style-name="T480">() {</text:span></text:p>
      <text:p text:style-name="P481"><text:span text:style-name="T482">   <text:s/></text:span><text:span text:style-name="T483">int</text:span><text:span text:style-name="T484"><text:s/>num, sum<text:s/></text:span><text:span text:style-name="T485">=</text:span><text:span text:style-name="T486"><text:s/></text:span><text:span text:style-name="T487">0</text:span><text:span text:style-name="T488">;</text:span></text:p>
      <text:p text:style-name="P489"/>
      <text:p text:style-name="P490"><text:span text:style-name="T491">   <text:s/></text:span><text:span text:style-name="T492">// Using do-while loop to add numbers until user enters 0</text:span></text:p>
      <text:p text:style-name="P493"><text:span text:style-name="T494">   <text:s/></text:span><text:span text:style-name="T495">do</text:span><text:span text:style-name="T496"><text:s/>{</text:span></text:p>
      <text:p text:style-name="P497"><text:span text:style-name="T498">       <text:s/></text:span><text:span text:style-name="T499">printf</text:span><text:span text:style-name="T500">(</text:span><text:span text:style-name="T501">"Enter a number (0 to stop): "</text:span><text:span text:style-name="T502">);</text:span></text:p>
      <text:p text:style-name="P503"><text:span text:style-name="T504">       <text:s/></text:span><text:span text:style-name="T505">scanf</text:span><text:span text:style-name="T506">(</text:span><text:span text:style-name="T507">"</text:span><text:span text:style-name="T508">%d</text:span><text:span text:style-name="T509">"</text:span><text:span text:style-name="T510">,<text:s/></text:span><text:span text:style-name="T511">&amp;</text:span><text:span text:style-name="T512">num);</text:span></text:p>
      <text:p text:style-name="P513"><text:span text:style-name="T514">        sum<text:s/></text:span><text:span text:style-name="T515">+=</text:span><text:span text:style-name="T516"><text:s/>num;</text:span></text:p>
      <text:p text:style-name="P517"><text:span text:style-name="T518">    }<text:s/></text:span><text:span text:style-name="T519">while</text:span><text:span text:style-name="T520">(num<text:s/></text:span><text:span text:style-name="T521">!=</text:span><text:span text:style-name="T522"><text:s/></text:span><text:span text:style-name="T523">0</text:span><text:span text:style-name="T524">);</text:span></text:p>
      <text:p text:style-name="P525"/>
      <text:p text:style-name="P526"><text:span text:style-name="T527">   <text:s/></text:span><text:span text:style-name="T528">// Output the total sum</text:span></text:p>
      <text:p text:style-name="P529"><text:span text:style-name="T530">   <text:s/></text:span><text:span text:style-name="T531">printf</text:span><text:span text:style-name="T532">(</text:span><text:span text:style-name="T533">"Total sum:<text:s/></text:span><text:span text:style-name="T534">%d\n</text:span><text:span text:style-name="T535">"</text:span><text:span text:style-name="T536">, sum);</text:span></text:p>
      <text:p text:style-name="P537"/>
      <text:p text:style-name="P538"><text:span text:style-name="T539">   <text:s/></text:span><text:span text:style-name="T540">return</text:span><text:span text:style-name="T541"><text:s/></text:span><text:span text:style-name="T542">0</text:span><text:span text:style-name="T543">;</text:span></text:p>
      <text:p text:style-name="P544">}</text:p>
      <text:p text:style-name="P545"/>
      <text:p text:style-name="P546">Explanation:</text:p>
      <text:list text:style-name="LFO8" text:continue-numbering="true">
        <text:list-item>
          <text:p text:style-name="P547"><text:span text:style-name="T548">do { ... } while(num != 0);</text:span>: The loop ensures that the code inside the block runs at least once and continues until the user enters 0.</text:p>
        </text:list-item>
        <text:list-item>
          <text:p text:style-name="P549"><text:span text:style-name="T550">sum += num;</text:span>: Adds the entered number to sum.</text:p>
        </text:list-item>
        <text:list-item>
          <text:p text:style-name="P551"><text:span text:style-name="T552">scanf("%d", &amp;num);</text:span>: Reads the number entered by the user.</text:p>
        </text:list-item>
      </text:list>
      <text:p text:style-name="P553">This program keeps asking the user for numbers, adds them up, and stops when the user enters 0, printing the total sum at the end.</text:p>
      <text:p text:style-name="Normal">4</text:p>
      <text:p text:style-name="Normal">A) Discuss the two way selection (if, if-else, nested if-else, cascaded if else) in C language with syntax and program.</text:p>
      <text:p text:style-name="Normal">B) using switch case concept, write a c program that asks a user to type a character from the following R, G, B and displays Red or Green or Blue or Unknown character depending to the entered letter</text:p>
      <text:p text:style-name="P554">A) Two-Way Selection in C Language</text:p>
      <text:p text:style-name="Normal"><text:span text:style-name="T555">1. if Statement:</text:span></text:p>
      <text:list text:style-name="LFO9" text:continue-numbering="true">
        <text:list-item>
          <text:p text:style-name="P556"><text:span text:style-name="T557">Syntax:</text:span></text:p>
        </text:list-item>
      </text:list>
      <text:p text:style-name="Normal">if (condition) {</text:p>
      <text:p text:style-name="Normal"><text:s text:c="4"/>// Statements to execute if the condition is true</text:p>
      <text:p text:style-name="Normal">}</text:p>
      <text:p text:style-name="Normal">Example Program:</text:p>
      <text:p text:style-name="P558"><text:span text:style-name="T559">#include</text:span><text:span text:style-name="T560"><text:s/></text:span><text:span text:style-name="T561">&lt;stdio.h&gt;</text:span></text:p>
      <text:p text:style-name="P562"/>
      <text:p text:style-name="P563"><text:span text:style-name="T564">int</text:span><text:span text:style-name="T565"><text:s/></text:span><text:span text:style-name="T566">main</text:span><text:span text:style-name="T567">() {</text:span></text:p>
      <text:p text:style-name="P568"><text:span text:style-name="T569">   <text:s/></text:span><text:span text:style-name="T570">int</text:span><text:span text:style-name="T571"><text:s/>num<text:s/></text:span><text:span text:style-name="T572">=</text:span><text:span text:style-name="T573"><text:s/></text:span><text:span text:style-name="T574">10</text:span><text:span text:style-name="T575">;</text:span></text:p>
      <text:p text:style-name="P576"/>
      <text:p text:style-name="P577"><text:span text:style-name="T578">   <text:s/></text:span><text:span text:style-name="T579">if</text:span><text:span text:style-name="T580"><text:s/>(num<text:s/></text:span><text:span text:style-name="T581">&gt;</text:span><text:span text:style-name="T582"><text:s/></text:span><text:span text:style-name="T583">0</text:span><text:span text:style-name="T584">) {</text:span></text:p>
      <text:p text:style-name="P585"><text:span text:style-name="T586">       <text:s/></text:span><text:span text:style-name="T587">printf</text:span><text:span text:style-name="T588">(</text:span><text:span text:style-name="T589">"The number is positive.</text:span><text:span text:style-name="T590">\n</text:span><text:span text:style-name="T591">"</text:span><text:span text:style-name="T592">);</text:span></text:p>
      <text:p text:style-name="P593">    }</text:p>
      <text:p text:style-name="P594"/>
      <text:p text:style-name="P595"><text:span text:style-name="T596">   <text:s/></text:span><text:span text:style-name="T597">return</text:span><text:span text:style-name="T598"><text:s/></text:span><text:span text:style-name="T599">0</text:span><text:span text:style-name="T600">;</text:span></text:p>
      <text:p text:style-name="P601">}</text:p>
      <text:p text:style-name="P602"/>
      <text:p text:style-name="Normal"><text:span text:style-name="T603">Explanation</text:span>: If the condition num &gt; 0 is true, the program prints "The number is positive."</text:p>
      <text:p text:style-name="Normal"><text:span text:style-name="T604">2. if-else Statement:</text:span></text:p>
      <text:list text:style-name="LFO10" text:continue-numbering="true">
        <text:list-item>
          <text:p text:style-name="P605"><text:span text:style-name="T606">Syntax:</text:span></text:p>
        </text:list-item>
      </text:list>
      <text:p text:style-name="Normal">if (condition) {</text:p>
      <text:p text:style-name="Normal"><text:s text:c="4"/>// Statements to execute if the condition is true</text:p>
      <text:p text:style-name="Normal">} else {</text:p>
      <text:p text:style-name="Normal"><text:s text:c="4"/>// Statements to execute if the condition is false</text:p>
      <text:p text:style-name="Normal">}<text:s/></text:p>
      <text:p text:style-name="Normal">Example Program:</text:p>
      <text:p text:style-name="P607"><text:span text:style-name="T608">#include</text:span><text:span text:style-name="T609"><text:s/></text:span><text:span text:style-name="T610">&lt;stdio.h&gt;</text:span></text:p>
      <text:p text:style-name="P611"/>
      <text:p text:style-name="P612"><text:span text:style-name="T613">int</text:span><text:span text:style-name="T614"><text:s/></text:span><text:span text:style-name="T615">main</text:span><text:span text:style-name="T616">() {</text:span></text:p>
      <text:p text:style-name="P617"><text:span text:style-name="T618">   <text:s/></text:span><text:span text:style-name="T619">int</text:span><text:span text:style-name="T620"><text:s/>num<text:s/></text:span><text:span text:style-name="T621">=</text:span><text:span text:style-name="T622"><text:s/></text:span><text:span text:style-name="T623">-</text:span><text:span text:style-name="T624">5</text:span><text:span text:style-name="T625">;</text:span></text:p>
      <text:p text:style-name="P626"/>
      <text:p text:style-name="P627"><text:span text:style-name="T628">   <text:s/></text:span><text:span text:style-name="T629">if</text:span><text:span text:style-name="T630"><text:s/>(num<text:s/></text:span><text:span text:style-name="T631">&gt;</text:span><text:span text:style-name="T632"><text:s/></text:span><text:span text:style-name="T633">0</text:span><text:span text:style-name="T634">) {</text:span></text:p>
      <text:p text:style-name="P635"><text:span text:style-name="T636">       <text:s/></text:span><text:span text:style-name="T637">printf</text:span><text:span text:style-name="T638">(</text:span><text:span text:style-name="T639">"The number is positive.</text:span><text:span text:style-name="T640">\n</text:span><text:span text:style-name="T641">"</text:span><text:span text:style-name="T642">);</text:span></text:p>
      <text:p text:style-name="P643"><text:span text:style-name="T644">    }<text:s/></text:span><text:span text:style-name="T645">else</text:span><text:span text:style-name="T646"><text:s/>{</text:span></text:p>
      <text:p text:style-name="P647"><text:span text:style-name="T648">       <text:s/></text:span><text:span text:style-name="T649">printf</text:span><text:span text:style-name="T650">(</text:span><text:span text:style-name="T651">"The number is not positive.</text:span><text:span text:style-name="T652">\n</text:span><text:span text:style-name="T653">"</text:span><text:span text:style-name="T654">);</text:span></text:p>
      <text:p text:style-name="P655">    }</text:p>
      <text:p text:style-name="P656"/>
      <text:p text:style-name="P657"><text:span text:style-name="T658">   <text:s/></text:span><text:span text:style-name="T659">return</text:span><text:span text:style-name="T660"><text:s/></text:span><text:span text:style-name="T661">0</text:span><text:span text:style-name="T662">;</text:span></text:p>
      <text:p text:style-name="P663">}</text:p>
      <text:p text:style-name="P664"/>
      <text:list text:style-name="LFO11" text:continue-numbering="true">
        <text:list-item>
          <text:p text:style-name="P665"><text:span text:style-name="T666">Explanation</text:span>: If the condition num &gt; 0 is false, the program prints "The number is not positive."</text:p>
        </text:list-item>
      </text:list>
      <text:p text:style-name="Normal"><text:span text:style-name="T667">3. Nested if-else Statement:</text:span></text:p>
      <text:list text:style-name="LFO12" text:continue-numbering="true">
        <text:list-item>
          <text:p text:style-name="P668"><text:span text:style-name="T669">Syntax:</text:span></text:p>
        </text:list-item>
        <text:list-item>
          <text:p text:style-name="P670"><text:span text:style-name="T671">if</text:span><text:span text:style-name="T672"><text:s/>(condition1) {</text:span></text:p>
        </text:list-item>
        <text:list-item>
          <text:p text:style-name="P673"><text:span text:style-name="T674">   <text:s/></text:span><text:span text:style-name="T675">// Statements to execute if condition1 is true</text:span></text:p>
        </text:list-item>
        <text:list-item>
          <text:p text:style-name="P676"><text:span text:style-name="T677">   <text:s/></text:span><text:span text:style-name="T678">if</text:span><text:span text:style-name="T679"><text:s/>(condition2) {</text:span></text:p>
        </text:list-item>
        <text:list-item>
          <text:p text:style-name="P680"><text:span text:style-name="T681">       <text:s/></text:span><text:span text:style-name="T682">// Statements to execute if condition2 is true</text:span></text:p>
        </text:list-item>
        <text:list-item>
          <text:p text:style-name="P683"><text:span text:style-name="T684">    }<text:s/></text:span><text:span text:style-name="T685">else</text:span><text:span text:style-name="T686"><text:s/>{</text:span></text:p>
        </text:list-item>
        <text:list-item>
          <text:p text:style-name="P687"><text:span text:style-name="T688">       <text:s/></text:span><text:span text:style-name="T689">// Statements to execute if condition2 is false</text:span></text:p>
        </text:list-item>
        <text:list-item>
          <text:p text:style-name="P690">    }</text:p>
        </text:list-item>
        <text:list-item>
          <text:p text:style-name="P691"><text:span text:style-name="T692">}<text:s/></text:span><text:span text:style-name="T693">else</text:span><text:span text:style-name="T694"><text:s/>{</text:span></text:p>
        </text:list-item>
        <text:list-item>
          <text:p text:style-name="P695"><text:span text:style-name="T696">   <text:s/></text:span><text:span text:style-name="T697">// Statements to execute if condition1 is false</text:span></text:p>
        </text:list-item>
        <text:list-item>
          <text:p text:style-name="P698">}</text:p>
        </text:list-item>
        <text:list-item>
          <text:p text:style-name="P699"/>
        </text:list-item>
        <text:list-item>
          <text:p text:style-name="P700"><text:span text:style-name="T701">Example Program:</text:span></text:p>
        </text:list-item>
      </text:list>
      <text:p text:style-name="P702"><text:span text:style-name="T703">#include</text:span><text:span text:style-name="T704"><text:s/></text:span><text:span text:style-name="T705">&lt;stdio.h&gt;</text:span></text:p>
      <text:p text:style-name="P706"/>
      <text:p text:style-name="P707"><text:span text:style-name="T708">int</text:span><text:span text:style-name="T709"><text:s/></text:span><text:span text:style-name="T710">main</text:span><text:span text:style-name="T711">() {</text:span></text:p>
      <text:p text:style-name="P712"><text:span text:style-name="T713">   <text:s/></text:span><text:span text:style-name="T714">int</text:span><text:span text:style-name="T715"><text:s/>num<text:s/></text:span><text:span text:style-name="T716">=</text:span><text:span text:style-name="T717"><text:s/></text:span><text:span text:style-name="T718">5</text:span><text:span text:style-name="T719">;</text:span></text:p>
      <text:p text:style-name="P720"/>
      <text:p text:style-name="P721"><text:span text:style-name="T722">   <text:s/></text:span><text:span text:style-name="T723">if</text:span><text:span text:style-name="T724"><text:s/>(num<text:s/></text:span><text:span text:style-name="T725">&gt;</text:span><text:span text:style-name="T726"><text:s/></text:span><text:span text:style-name="T727">0</text:span><text:span text:style-name="T728">) {</text:span></text:p>
      <text:p text:style-name="P729"><text:span text:style-name="T730">       <text:s/></text:span><text:span text:style-name="T731">if</text:span><text:span text:style-name="T732"><text:s/>(num<text:s/></text:span><text:span text:style-name="T733">%</text:span><text:span text:style-name="T734"><text:s/></text:span><text:span text:style-name="T735">2</text:span><text:span text:style-name="T736"><text:s/></text:span><text:span text:style-name="T737">==</text:span><text:span text:style-name="T738"><text:s/></text:span><text:span text:style-name="T739">0</text:span><text:span text:style-name="T740">) {</text:span></text:p>
      <text:p text:style-name="P741"><text:span text:style-name="T742">           <text:s/></text:span><text:span text:style-name="T743">printf</text:span><text:span text:style-name="T744">(</text:span><text:span text:style-name="T745">"The number is positive and even.</text:span><text:span text:style-name="T746">\n</text:span><text:span text:style-name="T747">"</text:span><text:span text:style-name="T748">);</text:span></text:p>
      <text:p text:style-name="P749"><text:span text:style-name="T750">        }<text:s/></text:span><text:span text:style-name="T751">else</text:span><text:span text:style-name="T752"><text:s/>{</text:span></text:p>
      <text:p text:style-name="P753"><text:span text:style-name="T754">           <text:s/></text:span><text:span text:style-name="T755">printf</text:span><text:span text:style-name="T756">(</text:span><text:span text:style-name="T757">"The number is positive and odd.</text:span><text:span text:style-name="T758">\n</text:span><text:span text:style-name="T759">"</text:span><text:span text:style-name="T760">);</text:span></text:p>
      <text:p text:style-name="P761">        }</text:p>
      <text:p text:style-name="P762"><text:span text:style-name="T763">    }<text:s/></text:span><text:span text:style-name="T764">else</text:span><text:span text:style-name="T765"><text:s/>{</text:span></text:p>
      <text:p text:style-name="P766"><text:span text:style-name="T767">       <text:s/></text:span><text:span text:style-name="T768">printf</text:span><text:span text:style-name="T769">(</text:span><text:span text:style-name="T770">"The number is not positive.</text:span><text:span text:style-name="T771">\n</text:span><text:span text:style-name="T772">"</text:span><text:span text:style-name="T773">);</text:span></text:p>
      <text:p text:style-name="P774">    }</text:p>
      <text:p text:style-name="P775"/>
      <text:p text:style-name="P776"><text:span text:style-name="T777">   <text:s/></text:span><text:span text:style-name="T778">return</text:span><text:span text:style-name="T779"><text:s/></text:span><text:span text:style-name="T780">0</text:span><text:span text:style-name="T781">;</text:span></text:p>
      <text:p text:style-name="P782">}</text:p>
      <text:p text:style-name="P783"/>
      <text:list text:style-name="LFO13" text:continue-numbering="true">
        <text:list-item>
          <text:p text:style-name="P784"><text:span text:style-name="T785">Explanation</text:span>: This program checks if num is positive, then further checks if it is even or odd using nested if-else statements.</text:p>
        </text:list-item>
      </text:list>
      <text:p text:style-name="Normal"><text:span text:style-name="T786">4. Cascaded if-else (else if Ladder):</text:span></text:p>
      <text:list text:style-name="LFO14" text:continue-numbering="true">
        <text:list-item>
          <text:p text:style-name="P787"><text:span text:style-name="T788">Syntax:</text:span></text:p>
        </text:list-item>
      </text:list>
      <text:p text:style-name="P789"><text:span text:style-name="T790">if</text:span><text:span text:style-name="T791"><text:s/>(condition1) {</text:span></text:p>
      <text:p text:style-name="P792"><text:span text:style-name="T793">   <text:s/></text:span><text:span text:style-name="T794">// Statements to execute if condition1 is true</text:span></text:p>
      <text:p text:style-name="P795"><text:span text:style-name="T796">}<text:s/></text:span><text:span text:style-name="T797">else</text:span><text:span text:style-name="T798"><text:s/></text:span><text:span text:style-name="T799">if</text:span><text:span text:style-name="T800"><text:s/>(condition2) {</text:span></text:p>
      <text:p text:style-name="P801"><text:span text:style-name="T802">   <text:s/></text:span><text:span text:style-name="T803">// Statements to execute if condition2 is true</text:span></text:p>
      <text:p text:style-name="P804"><text:span text:style-name="T805">}<text:s/></text:span><text:span text:style-name="T806">else</text:span><text:span text:style-name="T807"><text:s/></text:span><text:span text:style-name="T808">if</text:span><text:span text:style-name="T809"><text:s/>(condition3) {</text:span></text:p>
      <text:p text:style-name="P810"><text:span text:style-name="T811">   <text:s/></text:span><text:span text:style-name="T812">// Statements to execute if condition3 is true</text:span></text:p>
      <text:p text:style-name="P813"><text:span text:style-name="T814">}<text:s/></text:span><text:span text:style-name="T815">else</text:span><text:span text:style-name="T816"><text:s/>{</text:span></text:p>
      <text:p text:style-name="P817"><text:span text:style-name="T818">   <text:s/></text:span><text:span text:style-name="T819">// Statements to execute if all conditions are false</text:span></text:p>
      <text:p text:style-name="P820">}</text:p>
      <text:p text:style-name="P821"/>
      <text:p text:style-name="Normal"><text:span text:style-name="T822">Example Program:</text:span></text:p>
      <text:p text:style-name="P823"><text:span text:style-name="T824">#include</text:span><text:span text:style-name="T825"><text:s/></text:span><text:span text:style-name="T826">&lt;stdio.h&gt;</text:span></text:p>
      <text:p text:style-name="P827"/>
      <text:p text:style-name="P828"><text:span text:style-name="T829">int</text:span><text:span text:style-name="T830"><text:s/></text:span><text:span text:style-name="T831">main</text:span><text:span text:style-name="T832">() {</text:span></text:p>
      <text:p text:style-name="P833"><text:span text:style-name="T834">   <text:s/></text:span><text:span text:style-name="T835">int</text:span><text:span text:style-name="T836"><text:s/>num<text:s/></text:span><text:span text:style-name="T837">=</text:span><text:span text:style-name="T838"><text:s/></text:span><text:span text:style-name="T839">0</text:span><text:span text:style-name="T840">;</text:span></text:p>
      <text:p text:style-name="P841"/>
      <text:p text:style-name="P842"><text:span text:style-name="T843">   <text:s/></text:span><text:span text:style-name="T844">if</text:span><text:span text:style-name="T845"><text:s/>(num<text:s/></text:span><text:span text:style-name="T846">&gt;</text:span><text:span text:style-name="T847"><text:s/></text:span><text:span text:style-name="T848">0</text:span><text:span text:style-name="T849">) {</text:span></text:p>
      <text:p text:style-name="P850"><text:span text:style-name="T851">       <text:s/></text:span><text:span text:style-name="T852">printf</text:span><text:span text:style-name="T853">(</text:span><text:span text:style-name="T854">"The number is positive.</text:span><text:span text:style-name="T855">\n</text:span><text:span text:style-name="T856">"</text:span><text:span text:style-name="T857">);</text:span></text:p>
      <text:p text:style-name="P858"><text:span text:style-name="T859">    }<text:s/></text:span><text:span text:style-name="T860">else</text:span><text:span text:style-name="T861"><text:s/></text:span><text:span text:style-name="T862">if</text:span><text:span text:style-name="T863"><text:s/>(num<text:s/></text:span><text:span text:style-name="T864">&lt;</text:span><text:span text:style-name="T865"><text:s/></text:span><text:span text:style-name="T866">0</text:span><text:span text:style-name="T867">) {</text:span></text:p>
      <text:p text:style-name="P868"><text:span text:style-name="T869">       <text:s/></text:span><text:span text:style-name="T870">printf</text:span><text:span text:style-name="T871">(</text:span><text:span text:style-name="T872">"The number is negative.</text:span><text:span text:style-name="T873">\n</text:span><text:span text:style-name="T874">"</text:span><text:span text:style-name="T875">);</text:span></text:p>
      <text:p text:style-name="P876"><text:span text:style-name="T877">    }<text:s/></text:span><text:span text:style-name="T878">else</text:span><text:span text:style-name="T879"><text:s/>{</text:span></text:p>
      <text:p text:style-name="P880"><text:span text:style-name="T881">       <text:s/></text:span><text:span text:style-name="T882">printf</text:span><text:span text:style-name="T883">(</text:span><text:span text:style-name="T884">"The number is zero.</text:span><text:span text:style-name="T885">\n</text:span><text:span text:style-name="T886">"</text:span><text:span text:style-name="T887">);</text:span></text:p>
      <text:p text:style-name="P888">    }</text:p>
      <text:p text:style-name="P889"/>
      <text:p text:style-name="P890"><text:span text:style-name="T891">   <text:s/></text:span><text:span text:style-name="T892">return</text:span><text:span text:style-name="T893"><text:s/></text:span><text:span text:style-name="T894">0</text:span><text:span text:style-name="T895">;</text:span></text:p>
      <text:p text:style-name="P896">}</text:p>
      <text:p text:style-name="P897"/>
      <text:list text:style-name="LFO15" text:continue-numbering="true">
        <text:list-item>
          <text:p text:style-name="P898"><text:span text:style-name="T899">Explanation</text:span>: The program uses cascaded if-else statements to check multiple conditions and print the appropriate message.</text:p>
        </text:list-item>
      </text:list>
      <text:p text:style-name="P900">B) C Program Using switch-case to Display a Color Based on Input</text:p>
      <text:p text:style-name="P901"><text:span text:style-name="T902">#include</text:span><text:span text:style-name="T903"><text:s/></text:span><text:span text:style-name="T904">&lt;stdio.h&gt;</text:span></text:p>
      <text:p text:style-name="P905"/>
      <text:p text:style-name="P906"><text:span text:style-name="T907">int</text:span><text:span text:style-name="T908"><text:s/></text:span><text:span text:style-name="T909">main</text:span><text:span text:style-name="T910">() {</text:span></text:p>
      <text:p text:style-name="P911"><text:span text:style-name="T912">   <text:s/></text:span><text:span text:style-name="T913">char</text:span><text:span text:style-name="T914"><text:s/>ch;</text:span></text:p>
      <text:p text:style-name="P915"/>
      <text:p text:style-name="P916"><text:span text:style-name="T917">   <text:s/></text:span><text:span text:style-name="T918">// Prompt the user to enter a character</text:span></text:p>
      <text:p text:style-name="P919"><text:span text:style-name="T920">   <text:s/></text:span><text:span text:style-name="T921">printf</text:span><text:span text:style-name="T922">(</text:span><text:span text:style-name="T923">"Enter a character (R, G, B): "</text:span><text:span text:style-name="T924">);</text:span></text:p>
      <text:p text:style-name="P925"><text:span text:style-name="T926">   <text:s/></text:span><text:span text:style-name="T927">scanf</text:span><text:span text:style-name="T928">(</text:span><text:span text:style-name="T929">"</text:span><text:span text:style-name="T930">%c</text:span><text:span text:style-name="T931">"</text:span><text:span text:style-name="T932">,<text:s/></text:span><text:span text:style-name="T933">&amp;</text:span><text:span text:style-name="T934">ch);</text:span></text:p>
      <text:p text:style-name="P935"/>
      <text:p text:style-name="P936"><text:span text:style-name="T937">   <text:s/></text:span><text:span text:style-name="T938">// Use switch-case to determine the color</text:span></text:p>
      <text:p text:style-name="P939"><text:span text:style-name="T940">   <text:s/></text:span><text:span text:style-name="T941">switch</text:span><text:span text:style-name="T942"><text:s/>(ch) {</text:span></text:p>
      <text:p text:style-name="P943"><text:span text:style-name="T944">       <text:s/></text:span><text:span text:style-name="T945">case</text:span><text:span text:style-name="T946"><text:s/></text:span><text:span text:style-name="T947">'R'</text:span><text:span text:style-name="T948">:</text:span></text:p>
      <text:p text:style-name="P949"><text:span text:style-name="T950">       <text:s/></text:span><text:span text:style-name="T951">case</text:span><text:span text:style-name="T952"><text:s/></text:span><text:span text:style-name="T953">'r'</text:span><text:span text:style-name="T954">:</text:span></text:p>
      <text:p text:style-name="P955"><text:span text:style-name="T956">           <text:s/></text:span><text:span text:style-name="T957">printf</text:span><text:span text:style-name="T958">(</text:span><text:span text:style-name="T959">"Red</text:span><text:span text:style-name="T960">\n</text:span><text:span text:style-name="T961">"</text:span><text:span text:style-name="T962">);</text:span></text:p>
      <text:p text:style-name="P963"><text:span text:style-name="T964">           <text:s/></text:span><text:span text:style-name="T965">break</text:span><text:span text:style-name="T966">;</text:span></text:p>
      <text:p text:style-name="P967"><text:span text:style-name="T968">       <text:s/></text:span><text:span text:style-name="T969">case</text:span><text:span text:style-name="T970"><text:s/></text:span><text:span text:style-name="T971">'G'</text:span><text:span text:style-name="T972">:</text:span></text:p>
      <text:p text:style-name="P973"><text:span text:style-name="T974">       <text:s/></text:span><text:span text:style-name="T975">case</text:span><text:span text:style-name="T976"><text:s/></text:span><text:span text:style-name="T977">'g'</text:span><text:span text:style-name="T978">:</text:span></text:p>
      <text:p text:style-name="P979"><text:span text:style-name="T980">           <text:s/></text:span><text:span text:style-name="T981">printf</text:span><text:span text:style-name="T982">(</text:span><text:span text:style-name="T983">"Green</text:span><text:span text:style-name="T984">\n</text:span><text:span text:style-name="T985">"</text:span><text:span text:style-name="T986">);</text:span></text:p>
      <text:p text:style-name="P987"><text:span text:style-name="T988">           <text:s/></text:span><text:span text:style-name="T989">break</text:span><text:span text:style-name="T990">;</text:span></text:p>
      <text:p text:style-name="P991"><text:span text:style-name="T992">       <text:s/></text:span><text:span text:style-name="T993">case</text:span><text:span text:style-name="T994"><text:s/></text:span><text:span text:style-name="T995">'B'</text:span><text:span text:style-name="T996">:</text:span></text:p>
      <text:p text:style-name="P997"><text:span text:style-name="T998">       <text:s/></text:span><text:span text:style-name="T999">case</text:span><text:span text:style-name="T1000"><text:s/></text:span><text:span text:style-name="T1001">'b'</text:span><text:span text:style-name="T1002">:</text:span></text:p>
      <text:p text:style-name="P1003"><text:span text:style-name="T1004">           <text:s/></text:span><text:span text:style-name="T1005">printf</text:span><text:span text:style-name="T1006">(</text:span><text:span text:style-name="T1007">"Blue</text:span><text:span text:style-name="T1008">\n</text:span><text:span text:style-name="T1009">"</text:span><text:span text:style-name="T1010">);</text:span></text:p>
      <text:p text:style-name="P1011"><text:span text:style-name="T1012">           <text:s/></text:span><text:span text:style-name="T1013">break</text:span><text:span text:style-name="T1014">;</text:span></text:p>
      <text:p text:style-name="P1015"><text:span text:style-name="T1016">       <text:s/></text:span><text:span text:style-name="T1017">default</text:span><text:span text:style-name="T1018">:</text:span></text:p>
      <text:p text:style-name="P1019"><text:span text:style-name="T1020">           <text:s/></text:span><text:span text:style-name="T1021">printf</text:span><text:span text:style-name="T1022">(</text:span><text:span text:style-name="T1023">"Unknown character</text:span><text:span text:style-name="T1024">\n</text:span><text:span text:style-name="T1025">"</text:span><text:span text:style-name="T1026">);</text:span></text:p>
      <text:p text:style-name="P1027"><text:span text:style-name="T1028">           <text:s/></text:span><text:span text:style-name="T1029">break</text:span><text:span text:style-name="T1030">;</text:span></text:p>
      <text:p text:style-name="P1031">    }</text:p>
      <text:p text:style-name="P1032"/>
      <text:p text:style-name="P1033"><text:span text:style-name="T1034">   <text:s/></text:span><text:span text:style-name="T1035">return</text:span><text:span text:style-name="T1036"><text:s/></text:span><text:span text:style-name="T1037">0</text:span><text:span text:style-name="T1038">;</text:span></text:p>
      <text:p text:style-name="P1039">}</text:p>
      <text:p text:style-name="P1040"/>
      <text:p text:style-name="P1041">Explanation:</text:p>
      <text:list text:style-name="LFO16" text:continue-numbering="true">
        <text:list-item>
          <text:p text:style-name="P1042"><text:span text:style-name="T1043">switch (ch)</text:span>: Switches control based on the value of ch.</text:p>
        </text:list-item>
        <text:list-item>
          <text:p text:style-name="P1044"><text:span text:style-name="T1045">case 'R':</text:span>: If the character is 'R', it prints "Red".</text:p>
        </text:list-item>
        <text:list-item>
          <text:p text:style-name="P1046"><text:span text:style-name="T1047">case 'G':</text:span>: If the character is 'G', it prints "Green".</text:p>
        </text:list-item>
        <text:list-item>
          <text:p text:style-name="P1048"><text:span text:style-name="T1049">case 'B':</text:span>: If the character is 'B', it prints "Blue".</text:p>
        </text:list-item>
        <text:list-item>
          <text:p text:style-name="P1050"><text:span text:style-name="T1051">default:</text:span>: If the character doesn't match any case, it prints "Unknown character".</text:p>
        </text:list-item>
      </text:list>
      <text:p text:style-name="P1052">This program handles both uppercase and lowercase inputs (e.g., 'R' or 'r') and responds accordingly.</text:p>
      <text:p text:style-name="Normal">5</text:p>
      <text:p text:style-name="Normal">A) Describe the structure of a function with the help of example.</text:p>
      <text:p text:style-name="Normal">B) Write a program in c using structure to enter five students and four marks of students and calculate the total return the students details</text:p>
      <text:p text:style-name="Normal">C) Write a Program to find the factorial of a number.</text:p>
      <text:p text:style-name="Normal"/>
      <text:p text:style-name="P1053">A) Structure of a Function in C</text:p>
      <text:p text:style-name="Normal">A function in C consists of four main components:</text:p>
      <text:list text:style-name="LFO17" text:continue-numbering="true">
        <text:list-item>
          <text:p text:style-name="P1054"><text:span text:style-name="T1055">Return Type</text:span>: Specifies the type of value that the function returns (e.g., int, float, void).</text:p>
        </text:list-item>
        <text:list-item>
          <text:p text:style-name="P1056"><text:span text:style-name="T1057">Function Name</text:span>: The identifier used to call the function.</text:p>
        </text:list-item>
        <text:list-item>
          <text:p text:style-name="P1058"><text:span text:style-name="T1059">Parameters (Arguments)</text:span>: Input values that the function requires (can be zero or more).</text:p>
        </text:list-item>
        <text:list-item>
          <text:p text:style-name="P1060"><text:span text:style-name="T1061">Function Body</text:span>: The block of code that performs the task and may include a return statement.</text:p>
        </text:list-item>
      </text:list>
      <text:p text:style-name="Normal"><text:span text:style-name="T1062">Example of a Function Structure:</text:span></text:p>
      <text:p text:style-name="P1063"><text:span text:style-name="T1064">#include</text:span><text:span text:style-name="T1065"><text:s/></text:span><text:span text:style-name="T1066">&lt;stdio.h&gt;</text:span></text:p>
      <text:p text:style-name="P1067"/>
      <text:p text:style-name="P1068"><text:span text:style-name="T1069">// Function to add two numbers</text:span></text:p>
      <text:p text:style-name="P1070"><text:span text:style-name="T1071">int</text:span><text:span text:style-name="T1072"><text:s/></text:span><text:span text:style-name="T1073">add</text:span><text:span text:style-name="T1074">(</text:span><text:span text:style-name="T1075">int</text:span><text:span text:style-name="T1076"><text:s/></text:span><text:span text:style-name="T1077">a</text:span><text:span text:style-name="T1078">,<text:s/></text:span><text:span text:style-name="T1079">int</text:span><text:span text:style-name="T1080"><text:s/></text:span><text:span text:style-name="T1081">b</text:span><text:span text:style-name="T1082">) {</text:span></text:p>
      <text:p text:style-name="P1083"><text:span text:style-name="T1084">   <text:s/></text:span><text:span text:style-name="T1085">int</text:span><text:span text:style-name="T1086"><text:s/>sum;</text:span><text:span text:style-name="T1087"><text:s/>            // Local variable</text:span></text:p>
      <text:p text:style-name="P1088"><text:span text:style-name="T1089">    sum<text:s/></text:span><text:span text:style-name="T1090">=</text:span><text:span text:style-name="T1091"><text:s/></text:span><text:span text:style-name="T1092">a</text:span><text:span text:style-name="T1093"><text:s/></text:span><text:span text:style-name="T1094">+</text:span><text:span text:style-name="T1095"><text:s/></text:span><text:span text:style-name="T1096">b</text:span><text:span text:style-name="T1097">;</text:span><text:span text:style-name="T1098"><text:s/>        // Logic to calculate sum</text:span></text:p>
      <text:p text:style-name="P1099"><text:span text:style-name="T1100">   <text:s/></text:span><text:span text:style-name="T1101">return</text:span><text:span text:style-name="T1102"><text:s/>sum;</text:span><text:span text:style-name="T1103"><text:s/>         // Returning the result</text:span></text:p>
      <text:p text:style-name="P1104">}</text:p>
      <text:p text:style-name="P1105"/>
      <text:p text:style-name="P1106"><text:span text:style-name="T1107">int</text:span><text:span text:style-name="T1108"><text:s/></text:span><text:span text:style-name="T1109">main</text:span><text:span text:style-name="T1110">() {</text:span></text:p>
      <text:p text:style-name="P1111"><text:span text:style-name="T1112">   <text:s/></text:span><text:span text:style-name="T1113">int</text:span><text:span text:style-name="T1114"><text:s/>result;</text:span></text:p>
      <text:p text:style-name="P1115"/>
      <text:p text:style-name="P1116"><text:span text:style-name="T1117">   <text:s/></text:span><text:span text:style-name="T1118">// Function call with arguments 10 and 20</text:span></text:p>
      <text:p text:style-name="P1119"><text:span text:style-name="T1120">    result<text:s/></text:span><text:span text:style-name="T1121">=</text:span><text:span text:style-name="T1122"><text:s/></text:span><text:span text:style-name="T1123">add</text:span><text:span text:style-name="T1124">(</text:span><text:span text:style-name="T1125">10</text:span><text:span text:style-name="T1126">,<text:s/></text:span><text:span text:style-name="T1127">20</text:span><text:span text:style-name="T1128">);</text:span></text:p>
      <text:p text:style-name="P1129"/>
      <text:p text:style-name="P1130"><text:span text:style-name="T1131">   <text:s/></text:span><text:span text:style-name="T1132">printf</text:span><text:span text:style-name="T1133">(</text:span><text:span text:style-name="T1134">"Sum:<text:s/></text:span><text:span text:style-name="T1135">%d\n</text:span><text:span text:style-name="T1136">"</text:span><text:span text:style-name="T1137">, result);</text:span></text:p>
      <text:p text:style-name="P1138"/>
      <text:p text:style-name="P1139"><text:span text:style-name="T1140">   <text:s/></text:span><text:span text:style-name="T1141">return</text:span><text:span text:style-name="T1142"><text:s/></text:span><text:span text:style-name="T1143">0</text:span><text:span text:style-name="T1144">;</text:span></text:p>
      <text:p text:style-name="P1145">}</text:p>
      <text:p text:style-name="P1146"/>
      <text:p text:style-name="Normal"><text:span text:style-name="T1147">Explanation:</text:span></text:p>
      <text:list text:style-name="LFO18" text:continue-numbering="true">
        <text:list-item>
          <text:p text:style-name="P1148"><text:span text:style-name="T1149">int add(int a, int b)</text:span>: The function add takes two integer parameters a and b and returns an integer (int).</text:p>
        </text:list-item>
        <text:list-item>
          <text:p text:style-name="P1150"><text:span text:style-name="T1151">int sum;</text:span>: A local variable inside the function to store the result.</text:p>
        </text:list-item>
        <text:list-item>
          <text:p text:style-name="P1152"><text:span text:style-name="T1153">return sum;</text:span>: The return statement sends the result back to the calling function.</text:p>
        </text:list-item>
        <text:list-item>
          <text:p text:style-name="P1154"><text:span text:style-name="T1155">result = add(10, 20);</text:span>: The function add is called, and the result is stored in result.</text:p>
        </text:list-item>
      </text:list>
      <text:p text:style-name="P1156"><text:span text:style-name="T1157">B) C Program Using Structure to Enter Five Students' Details and Calculate Total Marks</text:span><text:span text:style-name="T1158"><text:line-break/></text:span><text:span text:style-name="T1159">#include</text:span><text:span text:style-name="T1160"><text:s/></text:span><text:span text:style-name="T1161">&lt;stdio.h&gt;</text:span></text:p>
      <text:p text:style-name="P1162"/>
      <text:p text:style-name="P1163"><text:span text:style-name="T1164">// Structure to hold student details</text:span></text:p>
      <text:p text:style-name="P1165"><text:span text:style-name="T1166">struct</text:span><text:span text:style-name="T1167"><text:s/></text:span><text:span text:style-name="T1168">Student</text:span><text:span text:style-name="T1169"><text:s/>{</text:span></text:p>
      <text:p text:style-name="P1170"><text:span text:style-name="T1171">   <text:s/></text:span><text:span text:style-name="T1172">char</text:span><text:span text:style-name="T1173"><text:s/>name[</text:span><text:span text:style-name="T1174">50</text:span><text:span text:style-name="T1175">];</text:span></text:p>
      <text:p text:style-name="P1176"><text:span text:style-name="T1177">   <text:s/></text:span><text:span text:style-name="T1178">int</text:span><text:span text:style-name="T1179"><text:s/>marks[</text:span><text:span text:style-name="T1180">4</text:span><text:span text:style-name="T1181">];</text:span></text:p>
      <text:p text:style-name="P1182"><text:span text:style-name="T1183">   <text:s/></text:span><text:span text:style-name="T1184">int</text:span><text:span text:style-name="T1185"><text:s/>total;</text:span></text:p>
      <text:p text:style-name="P1186">};</text:p>
      <text:p text:style-name="P1187"/>
      <text:p text:style-name="P1188"><text:span text:style-name="T1189">int</text:span><text:span text:style-name="T1190"><text:s/></text:span><text:span text:style-name="T1191">main</text:span><text:span text:style-name="T1192">() {</text:span></text:p>
      <text:p text:style-name="P1193"><text:span text:style-name="T1194">   <text:s/></text:span><text:span text:style-name="T1195">struct</text:span><text:span text:style-name="T1196"><text:s/></text:span><text:span text:style-name="T1197">Student</text:span><text:span text:style-name="T1198"><text:s/>students[</text:span><text:span text:style-name="T1199">5</text:span><text:span text:style-name="T1200">];</text:span><text:span text:style-name="T1201"><text:s/> // Array of 5 students</text:span></text:p>
      <text:p text:style-name="P1202"/>
      <text:p text:style-name="P1203"><text:span text:style-name="T1204">   <text:s/></text:span><text:span text:style-name="T1205">// Input details for each student</text:span></text:p>
      <text:p text:style-name="P1206"><text:span text:style-name="T1207">   <text:s/></text:span><text:span text:style-name="T1208">for</text:span><text:span text:style-name="T1209"><text:s/>(</text:span><text:span text:style-name="T1210">int</text:span><text:span text:style-name="T1211"><text:s/>i<text:s/></text:span><text:span text:style-name="T1212">=</text:span><text:span text:style-name="T1213"><text:s/></text:span><text:span text:style-name="T1214">0</text:span><text:span text:style-name="T1215">; i<text:s/></text:span><text:span text:style-name="T1216">&lt;</text:span><text:span text:style-name="T1217"><text:s/></text:span><text:span text:style-name="T1218">5</text:span><text:span text:style-name="T1219">; i</text:span><text:span text:style-name="T1220">++</text:span><text:span text:style-name="T1221">) {</text:span></text:p>
      <text:p text:style-name="P1222"><text:span text:style-name="T1223">       <text:s/></text:span><text:span text:style-name="T1224">printf</text:span><text:span text:style-name="T1225">(</text:span><text:span text:style-name="T1226">"Enter name of student<text:s/></text:span><text:span text:style-name="T1227">%d</text:span><text:span text:style-name="T1228">: "</text:span><text:span text:style-name="T1229">, i<text:s/></text:span><text:span text:style-name="T1230">+</text:span><text:span text:style-name="T1231"><text:s/></text:span><text:span text:style-name="T1232">1</text:span><text:span text:style-name="T1233">);</text:span></text:p>
      <text:p text:style-name="P1234"><text:span text:style-name="T1235">       <text:s/></text:span><text:span text:style-name="T1236">scanf</text:span><text:span text:style-name="T1237">(</text:span><text:span text:style-name="T1238">"</text:span><text:span text:style-name="T1239">%s</text:span><text:span text:style-name="T1240">"</text:span><text:span text:style-name="T1241">, students[i].name);</text:span></text:p>
      <text:p text:style-name="P1242"/>
      <text:p text:style-name="P1243"><text:span text:style-name="T1244">        students[i].total<text:s/></text:span><text:span text:style-name="T1245">=</text:span><text:span text:style-name="T1246"><text:s/></text:span><text:span text:style-name="T1247">0</text:span><text:span text:style-name="T1248">;</text:span><text:span text:style-name="T1249"><text:s/>// Initialize total to 0</text:span></text:p>
      <text:p text:style-name="P1250"/>
      <text:p text:style-name="P1251"><text:span text:style-name="T1252">       <text:s/></text:span><text:span text:style-name="T1253">printf</text:span><text:span text:style-name="T1254">(</text:span><text:span text:style-name="T1255">"Enter 4 marks for<text:s/></text:span><text:span text:style-name="T1256">%s</text:span><text:span text:style-name="T1257">:</text:span><text:span text:style-name="T1258">\n</text:span><text:span text:style-name="T1259">"</text:span><text:span text:style-name="T1260">, students[i].name);</text:span></text:p>
      <text:p text:style-name="P1261"><text:span text:style-name="T1262">       <text:s/></text:span><text:span text:style-name="T1263">for</text:span><text:span text:style-name="T1264"><text:s/>(</text:span><text:span text:style-name="T1265">int</text:span><text:span text:style-name="T1266"><text:s/>j<text:s/></text:span><text:span text:style-name="T1267">=</text:span><text:span text:style-name="T1268"><text:s/></text:span><text:span text:style-name="T1269">0</text:span><text:span text:style-name="T1270">; j<text:s/></text:span><text:span text:style-name="T1271">&lt;</text:span><text:span text:style-name="T1272"><text:s/></text:span><text:span text:style-name="T1273">4</text:span><text:span text:style-name="T1274">; j</text:span><text:span text:style-name="T1275">++</text:span><text:span text:style-name="T1276">) {</text:span></text:p>
      <text:p text:style-name="P1277"><text:span text:style-name="T1278">           <text:s/></text:span><text:span text:style-name="T1279">printf</text:span><text:span text:style-name="T1280">(</text:span><text:span text:style-name="T1281">"Mark<text:s/></text:span><text:span text:style-name="T1282">%d</text:span><text:span text:style-name="T1283">: "</text:span><text:span text:style-name="T1284">, j<text:s/></text:span><text:span text:style-name="T1285">+</text:span><text:span text:style-name="T1286"><text:s/></text:span><text:span text:style-name="T1287">1</text:span><text:span text:style-name="T1288">);</text:span></text:p>
      <text:p text:style-name="P1289"><text:span text:style-name="T1290">           <text:s/></text:span><text:span text:style-name="T1291">scanf</text:span><text:span text:style-name="T1292">(</text:span><text:span text:style-name="T1293">"</text:span><text:span text:style-name="T1294">%d</text:span><text:span text:style-name="T1295">"</text:span><text:span text:style-name="T1296">,<text:s/></text:span><text:span text:style-name="T1297">&amp;</text:span><text:span text:style-name="T1298">students[i].marks[j]);</text:span></text:p>
      <text:p text:style-name="P1299"><text:span text:style-name="T1300">            students[i].total<text:s/></text:span><text:span text:style-name="T1301">+=</text:span><text:span text:style-name="T1302"><text:s/>students[i].marks[j];</text:span><text:span text:style-name="T1303"><text:s/> // Calculate total marks</text:span></text:p>
      <text:p text:style-name="P1304">        }</text:p>
      <text:p text:style-name="P1305">    }</text:p>
      <text:p text:style-name="P1306"/>
      <text:p text:style-name="P1307"><text:span text:style-name="T1308">   <text:s/></text:span><text:span text:style-name="T1309">// Output student details</text:span></text:p>
      <text:p text:style-name="P1310"><text:span text:style-name="T1311">   <text:s/></text:span><text:span text:style-name="T1312">printf</text:span><text:span text:style-name="T1313">(</text:span><text:span text:style-name="T1314">"</text:span><text:span text:style-name="T1315">\n</text:span><text:span text:style-name="T1316">Student Details:</text:span><text:span text:style-name="T1317">\n</text:span><text:span text:style-name="T1318">"</text:span><text:span text:style-name="T1319">);</text:span></text:p>
      <text:p text:style-name="P1320"><text:span text:style-name="T1321">   <text:s/></text:span><text:span text:style-name="T1322">for</text:span><text:span text:style-name="T1323"><text:s/>(</text:span><text:span text:style-name="T1324">int</text:span><text:span text:style-name="T1325"><text:s/>i<text:s/></text:span><text:span text:style-name="T1326">=</text:span><text:span text:style-name="T1327"><text:s/></text:span><text:span text:style-name="T1328">0</text:span><text:span text:style-name="T1329">; i<text:s/></text:span><text:span text:style-name="T1330">&lt;</text:span><text:span text:style-name="T1331"><text:s/></text:span><text:span text:style-name="T1332">5</text:span><text:span text:style-name="T1333">; i</text:span><text:span text:style-name="T1334">++</text:span><text:span text:style-name="T1335">) {</text:span></text:p>
      <text:p text:style-name="P1336"><text:span text:style-name="T1337">       <text:s/></text:span><text:span text:style-name="T1338">printf</text:span><text:span text:style-name="T1339">(</text:span><text:span text:style-name="T1340">"Name:<text:s/></text:span><text:span text:style-name="T1341">%s\n</text:span><text:span text:style-name="T1342">"</text:span><text:span text:style-name="T1343">, students[i].name);</text:span></text:p>
      <text:p text:style-name="P1344"><text:span text:style-name="T1345">       <text:s/></text:span><text:span text:style-name="T1346">printf</text:span><text:span text:style-name="T1347">(</text:span><text:span text:style-name="T1348">"Marks:<text:s/></text:span><text:span text:style-name="T1349">%d</text:span><text:span text:style-name="T1350">,<text:s/></text:span><text:span text:style-name="T1351">%d</text:span><text:span text:style-name="T1352">,<text:s/></text:span><text:span text:style-name="T1353">%d</text:span><text:span text:style-name="T1354">,<text:s/></text:span><text:span text:style-name="T1355">%d\n</text:span><text:span text:style-name="T1356">"</text:span><text:span text:style-name="T1357">, students[i].marks[</text:span><text:span text:style-name="T1358">0</text:span><text:span text:style-name="T1359">], students[i].marks[</text:span><text:span text:style-name="T1360">1</text:span><text:span text:style-name="T1361">], students[i].marks[</text:span><text:span text:style-name="T1362">2</text:span><text:span text:style-name="T1363">], students[i].marks[</text:span><text:span text:style-name="T1364">3</text:span><text:span text:style-name="T1365">]);</text:span></text:p>
      <text:p text:style-name="P1366"><text:span text:style-name="T1367">       <text:s/></text:span><text:span text:style-name="T1368">printf</text:span><text:span text:style-name="T1369">(</text:span><text:span text:style-name="T1370">"Total Marks:<text:s/></text:span><text:span text:style-name="T1371">%d\n</text:span><text:span text:style-name="T1372">"</text:span><text:span text:style-name="T1373">, students[i].total);</text:span></text:p>
      <text:p text:style-name="P1374">printf("-------------------\n");<text:s/></text:p>
      <text:p text:style-name="P1375">}<text:s/></text:p>
      <text:p text:style-name="P1376">return 0;<text:s/></text:p>
      <text:p text:style-name="P1377">}</text:p>
      <text:p text:style-name="P1378"/>
      <text:p text:style-name="P1379"/>
      <text:p text:style-name="Normal"><text:span text:style-name="T1380">Explanation:</text:span></text:p>
      <text:list text:style-name="LFO19" text:continue-numbering="true">
        <text:list-item>
          <text:p text:style-name="P1381"><text:span text:style-name="T1382">struct Student</text:span>: Defines a structure with fields for the student's name, marks (an array of 4 integers), and total marks.</text:p>
        </text:list-item>
        <text:list-item>
          <text:p text:style-name="P1383"><text:span text:style-name="T1384">students[5]</text:span>: An array of 5 Student structures to store details for 5 students.</text:p>
        </text:list-item>
        <text:list-item>
          <text:p text:style-name="P1385"><text:span text:style-name="T1386">students[i].total += students[i].marks[j];</text:span>: Accumulates the total marks for each student.</text:p>
        </text:list-item>
      </text:list>
      <text:p text:style-name="P1387">C) C Program to Find the Factorial of a Number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onsolas" svg:font-family="Consolas" style:font-family-generic="modern" style:font-pitch="fixed" svg:panose-1="2 11 6 9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hyphenate="false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2" style:family="text">
      <style:text-properties style:font-name="Courier New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style:style style:name="WW_CharLFO8LVL1" style:family="text">
      <style:text-properties style:font-name="Symbol" fo:font-size="10pt" style:font-size-asian="10pt"/>
    </style:style>
    <style:style style:name="WW_CharLFO8LVL2" style:family="text">
      <style:text-properties style:font-name="Courier New" fo:font-size="10pt" style:font-size-asian="10pt"/>
    </style:style>
    <style:style style:name="WW_CharLFO8LVL3" style:family="text">
      <style:text-properties style:font-name="Wingdings" fo:font-size="10pt" style:font-size-asian="10pt"/>
    </style:style>
    <style:style style:name="WW_CharLFO8LVL4" style:family="text">
      <style:text-properties style:font-name="Wingdings" fo:font-size="10pt" style:font-size-asian="10pt"/>
    </style:style>
    <style:style style:name="WW_CharLFO8LVL5" style:family="text">
      <style:text-properties style:font-name="Wingdings" fo:font-size="10pt" style:font-size-asian="10pt"/>
    </style:style>
    <style:style style:name="WW_CharLFO8LVL6" style:family="text">
      <style:text-properties style:font-name="Wingdings" fo:font-size="10pt" style:font-size-asian="10pt"/>
    </style:style>
    <style:style style:name="WW_CharLFO8LVL7" style:family="text">
      <style:text-properties style:font-name="Wingdings" fo:font-size="10pt" style:font-size-asian="10pt"/>
    </style:style>
    <style:style style:name="WW_CharLFO8LVL8" style:family="text">
      <style:text-properties style:font-name="Wingdings" fo:font-size="10pt" style:font-size-asian="10pt"/>
    </style:style>
    <style:style style:name="WW_CharLFO8LVL9" style:family="text">
      <style:text-properties style:font-name="Wingdings" fo:font-size="10pt" style:font-size-asian="10pt"/>
    </style:style>
    <style:style style:name="WW_CharLFO9LVL1" style:family="text">
      <style:text-properties style:font-name="Symbol" fo:font-size="10pt" style:font-size-asian="10pt"/>
    </style:style>
    <style:style style:name="WW_CharLFO9LVL2" style:family="text">
      <style:text-properties style:font-name="Courier New" fo:font-size="10pt" style:font-size-asian="10pt"/>
    </style:style>
    <style:style style:name="WW_CharLFO9LVL3" style:family="text">
      <style:text-properties style:font-name="Wingdings" fo:font-size="10pt" style:font-size-asian="10pt"/>
    </style:style>
    <style:style style:name="WW_CharLFO9LVL4" style:family="text">
      <style:text-properties style:font-name="Wingdings" fo:font-size="10pt" style:font-size-asian="10pt"/>
    </style:style>
    <style:style style:name="WW_CharLFO9LVL5" style:family="text">
      <style:text-properties style:font-name="Wingdings" fo:font-size="10pt" style:font-size-asian="10pt"/>
    </style:style>
    <style:style style:name="WW_CharLFO9LVL6" style:family="text">
      <style:text-properties style:font-name="Wingdings" fo:font-size="10pt" style:font-size-asian="10pt"/>
    </style:style>
    <style:style style:name="WW_CharLFO9LVL7" style:family="text">
      <style:text-properties style:font-name="Wingdings" fo:font-size="10pt" style:font-size-asian="10pt"/>
    </style:style>
    <style:style style:name="WW_CharLFO9LVL8" style:family="text">
      <style:text-properties style:font-name="Wingdings" fo:font-size="10pt" style:font-size-asian="10pt"/>
    </style:style>
    <style:style style:name="WW_CharLFO9LVL9" style:family="text">
      <style:text-properties style:font-name="Wingdings" fo:font-size="10pt" style:font-size-asian="10pt"/>
    </style:style>
    <style:style style:name="WW_CharLFO10LVL1" style:family="text">
      <style:text-properties style:font-name="Symbol" fo:font-size="10pt" style:font-size-asian="10pt"/>
    </style:style>
    <style:style style:name="WW_CharLFO10LVL2" style:family="text">
      <style:text-properties style:font-name="Courier New" fo:font-size="10pt" style:font-size-asian="10pt"/>
    </style:style>
    <style:style style:name="WW_CharLFO10LVL3" style:family="text">
      <style:text-properties style:font-name="Wingdings" fo:font-size="10pt" style:font-size-asian="10pt"/>
    </style:style>
    <style:style style:name="WW_CharLFO10LVL4" style:family="text">
      <style:text-properties style:font-name="Wingdings" fo:font-size="10pt" style:font-size-asian="10pt"/>
    </style:style>
    <style:style style:name="WW_CharLFO10LVL5" style:family="text">
      <style:text-properties style:font-name="Wingdings" fo:font-size="10pt" style:font-size-asian="10pt"/>
    </style:style>
    <style:style style:name="WW_CharLFO10LVL6" style:family="text">
      <style:text-properties style:font-name="Wingdings" fo:font-size="10pt" style:font-size-asian="10pt"/>
    </style:style>
    <style:style style:name="WW_CharLFO10LVL7" style:family="text">
      <style:text-properties style:font-name="Wingdings" fo:font-size="10pt" style:font-size-asian="10pt"/>
    </style:style>
    <style:style style:name="WW_CharLFO10LVL8" style:family="text">
      <style:text-properties style:font-name="Wingdings" fo:font-size="10pt" style:font-size-asian="10pt"/>
    </style:style>
    <style:style style:name="WW_CharLFO10LVL9" style:family="text">
      <style:text-properties style:font-name="Wingdings" fo:font-size="10pt" style:font-size-asian="10pt"/>
    </style:style>
    <style:style style:name="WW_CharLFO11LVL1" style:family="text">
      <style:text-properties style:font-name="Symbol" fo:font-size="10pt" style:font-size-asian="10pt"/>
    </style:style>
    <style:style style:name="WW_CharLFO11LVL2" style:family="text">
      <style:text-properties style:font-name="Courier New" fo:font-size="10pt" style:font-size-asian="10pt"/>
    </style:style>
    <style:style style:name="WW_CharLFO11LVL3" style:family="text">
      <style:text-properties style:font-name="Wingdings" fo:font-size="10pt" style:font-size-asian="10pt"/>
    </style:style>
    <style:style style:name="WW_CharLFO11LVL4" style:family="text">
      <style:text-properties style:font-name="Wingdings" fo:font-size="10pt" style:font-size-asian="10pt"/>
    </style:style>
    <style:style style:name="WW_CharLFO11LVL5" style:family="text">
      <style:text-properties style:font-name="Wingdings" fo:font-size="10pt" style:font-size-asian="10pt"/>
    </style:style>
    <style:style style:name="WW_CharLFO11LVL6" style:family="text">
      <style:text-properties style:font-name="Wingdings" fo:font-size="10pt" style:font-size-asian="10pt"/>
    </style:style>
    <style:style style:name="WW_CharLFO11LVL7" style:family="text">
      <style:text-properties style:font-name="Wingdings" fo:font-size="10pt" style:font-size-asian="10pt"/>
    </style:style>
    <style:style style:name="WW_CharLFO11LVL8" style:family="text">
      <style:text-properties style:font-name="Wingdings" fo:font-size="10pt" style:font-size-asian="10pt"/>
    </style:style>
    <style:style style:name="WW_CharLFO11LVL9" style:family="text">
      <style:text-properties style:font-name="Wingdings" fo:font-size="10pt" style:font-size-asian="10pt"/>
    </style:style>
    <style:style style:name="WW_CharLFO12LVL1" style:family="text">
      <style:text-properties style:font-name="Symbol" fo:font-size="10pt" style:font-size-asian="10pt"/>
    </style:style>
    <style:style style:name="WW_CharLFO12LVL2" style:family="text">
      <style:text-properties style:font-name="Courier New" fo:font-size="10pt" style:font-size-asian="10pt"/>
    </style:style>
    <style:style style:name="WW_CharLFO12LVL3" style:family="text">
      <style:text-properties style:font-name="Wingdings" fo:font-size="10pt" style:font-size-asian="10pt"/>
    </style:style>
    <style:style style:name="WW_CharLFO12LVL4" style:family="text">
      <style:text-properties style:font-name="Wingdings" fo:font-size="10pt" style:font-size-asian="10pt"/>
    </style:style>
    <style:style style:name="WW_CharLFO12LVL5" style:family="text">
      <style:text-properties style:font-name="Wingdings" fo:font-size="10pt" style:font-size-asian="10pt"/>
    </style:style>
    <style:style style:name="WW_CharLFO12LVL6" style:family="text">
      <style:text-properties style:font-name="Wingdings" fo:font-size="10pt" style:font-size-asian="10pt"/>
    </style:style>
    <style:style style:name="WW_CharLFO12LVL7" style:family="text">
      <style:text-properties style:font-name="Wingdings" fo:font-size="10pt" style:font-size-asian="10pt"/>
    </style:style>
    <style:style style:name="WW_CharLFO12LVL8" style:family="text">
      <style:text-properties style:font-name="Wingdings" fo:font-size="10pt" style:font-size-asian="10pt"/>
    </style:style>
    <style:style style:name="WW_CharLFO12LVL9" style:family="text">
      <style:text-properties style:font-name="Wingdings" fo:font-size="10pt" style:font-size-asian="10pt"/>
    </style:style>
    <style:style style:name="WW_CharLFO13LVL1" style:family="text">
      <style:text-properties style:font-name="Symbol" fo:font-size="10pt" style:font-size-asian="10pt"/>
    </style:style>
    <style:style style:name="WW_CharLFO13LVL2" style:family="text">
      <style:text-properties style:font-name="Courier New" fo:font-size="10pt" style:font-size-asian="10pt"/>
    </style:style>
    <style:style style:name="WW_CharLFO13LVL3" style:family="text">
      <style:text-properties style:font-name="Wingdings" fo:font-size="10pt" style:font-size-asian="10pt"/>
    </style:style>
    <style:style style:name="WW_CharLFO13LVL4" style:family="text">
      <style:text-properties style:font-name="Wingdings" fo:font-size="10pt" style:font-size-asian="10pt"/>
    </style:style>
    <style:style style:name="WW_CharLFO13LVL5" style:family="text">
      <style:text-properties style:font-name="Wingdings" fo:font-size="10pt" style:font-size-asian="10pt"/>
    </style:style>
    <style:style style:name="WW_CharLFO13LVL6" style:family="text">
      <style:text-properties style:font-name="Wingdings" fo:font-size="10pt" style:font-size-asian="10pt"/>
    </style:style>
    <style:style style:name="WW_CharLFO13LVL7" style:family="text">
      <style:text-properties style:font-name="Wingdings" fo:font-size="10pt" style:font-size-asian="10pt"/>
    </style:style>
    <style:style style:name="WW_CharLFO13LVL8" style:family="text">
      <style:text-properties style:font-name="Wingdings" fo:font-size="10pt" style:font-size-asian="10pt"/>
    </style:style>
    <style:style style:name="WW_CharLFO13LVL9" style:family="text">
      <style:text-properties style:font-name="Wingdings" fo:font-size="10pt" style:font-size-asian="10pt"/>
    </style:style>
    <style:style style:name="WW_CharLFO14LVL1" style:family="text">
      <style:text-properties style:font-name="Symbol" fo:font-size="10pt" style:font-size-asian="10pt"/>
    </style:style>
    <style:style style:name="WW_CharLFO14LVL2" style:family="text">
      <style:text-properties style:font-name="Courier New" fo:font-size="10pt" style:font-size-asian="10pt"/>
    </style:style>
    <style:style style:name="WW_CharLFO14LVL3" style:family="text">
      <style:text-properties style:font-name="Wingdings" fo:font-size="10pt" style:font-size-asian="10pt"/>
    </style:style>
    <style:style style:name="WW_CharLFO14LVL4" style:family="text">
      <style:text-properties style:font-name="Wingdings" fo:font-size="10pt" style:font-size-asian="10pt"/>
    </style:style>
    <style:style style:name="WW_CharLFO14LVL5" style:family="text">
      <style:text-properties style:font-name="Wingdings" fo:font-size="10pt" style:font-size-asian="10pt"/>
    </style:style>
    <style:style style:name="WW_CharLFO14LVL6" style:family="text">
      <style:text-properties style:font-name="Wingdings" fo:font-size="10pt" style:font-size-asian="10pt"/>
    </style:style>
    <style:style style:name="WW_CharLFO14LVL7" style:family="text">
      <style:text-properties style:font-name="Wingdings" fo:font-size="10pt" style:font-size-asian="10pt"/>
    </style:style>
    <style:style style:name="WW_CharLFO14LVL8" style:family="text">
      <style:text-properties style:font-name="Wingdings" fo:font-size="10pt" style:font-size-asian="10pt"/>
    </style:style>
    <style:style style:name="WW_CharLFO14LVL9" style:family="text">
      <style:text-properties style:font-name="Wingdings" fo:font-size="10pt" style:font-size-asian="10pt"/>
    </style:style>
    <style:style style:name="WW_CharLFO15LVL1" style:family="text">
      <style:text-properties style:font-name="Symbol" fo:font-size="10pt" style:font-size-asian="10pt"/>
    </style:style>
    <style:style style:name="WW_CharLFO15LVL2" style:family="text">
      <style:text-properties style:font-name="Courier New" fo:font-size="10pt" style:font-size-asian="10pt"/>
    </style:style>
    <style:style style:name="WW_CharLFO15LVL3" style:family="text">
      <style:text-properties style:font-name="Wingdings" fo:font-size="10pt" style:font-size-asian="10pt"/>
    </style:style>
    <style:style style:name="WW_CharLFO15LVL4" style:family="text">
      <style:text-properties style:font-name="Wingdings" fo:font-size="10pt" style:font-size-asian="10pt"/>
    </style:style>
    <style:style style:name="WW_CharLFO15LVL5" style:family="text">
      <style:text-properties style:font-name="Wingdings" fo:font-size="10pt" style:font-size-asian="10pt"/>
    </style:style>
    <style:style style:name="WW_CharLFO15LVL6" style:family="text">
      <style:text-properties style:font-name="Wingdings" fo:font-size="10pt" style:font-size-asian="10pt"/>
    </style:style>
    <style:style style:name="WW_CharLFO15LVL7" style:family="text">
      <style:text-properties style:font-name="Wingdings" fo:font-size="10pt" style:font-size-asian="10pt"/>
    </style:style>
    <style:style style:name="WW_CharLFO15LVL8" style:family="text">
      <style:text-properties style:font-name="Wingdings" fo:font-size="10pt" style:font-size-asian="10pt"/>
    </style:style>
    <style:style style:name="WW_CharLFO15LVL9" style:family="text">
      <style:text-properties style:font-name="Wingdings" fo:font-size="10pt" style:font-size-asian="10pt"/>
    </style:style>
    <style:style style:name="WW_CharLFO16LVL1" style:family="text">
      <style:text-properties style:font-name="Symbol" fo:font-size="10pt" style:font-size-asian="10pt"/>
    </style:style>
    <style:style style:name="WW_CharLFO16LVL2" style:family="text">
      <style:text-properties style:font-name="Courier New" fo:font-size="10pt" style:font-size-asian="10pt"/>
    </style:style>
    <style:style style:name="WW_CharLFO16LVL3" style:family="text">
      <style:text-properties style:font-name="Wingdings" fo:font-size="10pt" style:font-size-asian="10pt"/>
    </style:style>
    <style:style style:name="WW_CharLFO16LVL4" style:family="text">
      <style:text-properties style:font-name="Wingdings" fo:font-size="10pt" style:font-size-asian="10pt"/>
    </style:style>
    <style:style style:name="WW_CharLFO16LVL5" style:family="text">
      <style:text-properties style:font-name="Wingdings" fo:font-size="10pt" style:font-size-asian="10pt"/>
    </style:style>
    <style:style style:name="WW_CharLFO16LVL6" style:family="text">
      <style:text-properties style:font-name="Wingdings" fo:font-size="10pt" style:font-size-asian="10pt"/>
    </style:style>
    <style:style style:name="WW_CharLFO16LVL7" style:family="text">
      <style:text-properties style:font-name="Wingdings" fo:font-size="10pt" style:font-size-asian="10pt"/>
    </style:style>
    <style:style style:name="WW_CharLFO16LVL8" style:family="text">
      <style:text-properties style:font-name="Wingdings" fo:font-size="10pt" style:font-size-asian="10pt"/>
    </style:style>
    <style:style style:name="WW_CharLFO16LVL9" style:family="text">
      <style:text-properties style:font-name="Wingdings" fo:font-size="10pt" style:font-size-asian="10pt"/>
    </style:style>
    <style:style style:name="WW_CharLFO18LVL1" style:family="text">
      <style:text-properties style:font-name="Symbol" fo:font-size="10pt" style:font-size-asian="10pt"/>
    </style:style>
    <style:style style:name="WW_CharLFO18LVL2" style:family="text">
      <style:text-properties style:font-name="Courier New" fo:font-size="10pt" style:font-size-asian="10pt"/>
    </style:style>
    <style:style style:name="WW_CharLFO18LVL3" style:family="text">
      <style:text-properties style:font-name="Wingdings" fo:font-size="10pt" style:font-size-asian="10pt"/>
    </style:style>
    <style:style style:name="WW_CharLFO18LVL4" style:family="text">
      <style:text-properties style:font-name="Wingdings" fo:font-size="10pt" style:font-size-asian="10pt"/>
    </style:style>
    <style:style style:name="WW_CharLFO18LVL5" style:family="text">
      <style:text-properties style:font-name="Wingdings" fo:font-size="10pt" style:font-size-asian="10pt"/>
    </style:style>
    <style:style style:name="WW_CharLFO18LVL6" style:family="text">
      <style:text-properties style:font-name="Wingdings" fo:font-size="10pt" style:font-size-asian="10pt"/>
    </style:style>
    <style:style style:name="WW_CharLFO18LVL7" style:family="text">
      <style:text-properties style:font-name="Wingdings" fo:font-size="10pt" style:font-size-asian="10pt"/>
    </style:style>
    <style:style style:name="WW_CharLFO18LVL8" style:family="text">
      <style:text-properties style:font-name="Wingdings" fo:font-size="10pt" style:font-size-asian="10pt"/>
    </style:style>
    <style:style style:name="WW_CharLFO18LVL9" style:family="text">
      <style:text-properties style:font-name="Wingdings" fo:font-size="10pt" style:font-size-asian="10pt"/>
    </style:style>
    <style:style style:name="WW_CharLFO19LVL1" style:family="text">
      <style:text-properties style:font-name="Symbol" fo:font-size="10pt" style:font-size-asian="10pt"/>
    </style:style>
    <style:style style:name="WW_CharLFO19LVL2" style:family="text">
      <style:text-properties style:font-name="Courier New" fo:font-size="10pt" style:font-size-asian="10pt"/>
    </style:style>
    <style:style style:name="WW_CharLFO19LVL3" style:family="text">
      <style:text-properties style:font-name="Wingdings" fo:font-size="10pt" style:font-size-asian="10pt"/>
    </style:style>
    <style:style style:name="WW_CharLFO19LVL4" style:family="text">
      <style:text-properties style:font-name="Wingdings" fo:font-size="10pt" style:font-size-asian="10pt"/>
    </style:style>
    <style:style style:name="WW_CharLFO19LVL5" style:family="text">
      <style:text-properties style:font-name="Wingdings" fo:font-size="10pt" style:font-size-asian="10pt"/>
    </style:style>
    <style:style style:name="WW_CharLFO19LVL6" style:family="text">
      <style:text-properties style:font-name="Wingdings" fo:font-size="10pt" style:font-size-asian="10pt"/>
    </style:style>
    <style:style style:name="WW_CharLFO19LVL7" style:family="text">
      <style:text-properties style:font-name="Wingdings" fo:font-size="10pt" style:font-size-asian="10pt"/>
    </style:style>
    <style:style style:name="WW_CharLFO19LVL8" style:family="text">
      <style:text-properties style:font-name="Wingdings" fo:font-size="10pt" style:font-size-asian="10pt"/>
    </style:style>
    <style:style style:name="WW_CharLFO19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number:num-list-format style:name="NLF0">
      <number:num-list-label text:level="1"/>
      <number:text>%1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number:num-list-format style:name="NLF1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Rwema Rwema Dominique</meta:initial-creator>
    <dc:creator>Rwema Rwema Dominique</dc:creator>
    <meta:creation-date>2024-08-17T18:39:00Z</meta:creation-date>
    <dc:date>2024-08-17T19:16:00Z</dc:date>
    <meta:template xlink:href="Normal" xlink:type="simple"/>
    <meta:editing-cycles>45</meta:editing-cycles>
    <meta:editing-duration>PT2520S</meta:editing-duration>
    <meta:document-statistic meta:page-count="12" meta:paragraph-count="25" meta:word-count="1875" meta:character-count="12542" meta:row-count="89" meta:non-whitespace-character-count="10692"/>
  </office:meta>
</office:document-meta>
</file>